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fff99" draw:auto-grow-height="true" draw:auto-grow-width="true" fo:max-height="0cm" fo:min-height="0cm"/>
    </style:style>
    <style:style style:name="gr2" style:family="graphic" style:parent-style-name="standard">
      <style:graphic-properties draw:stroke="solid" svg:stroke-color="#000000" draw:fill="solid" draw:fill-color="#e6e64c" draw:auto-grow-height="true" draw:auto-grow-width="true" fo:max-height="0cm" fo:min-height="2.289cm" fo:min-width="2.225cm"/>
    </style:style>
    <style:style style:name="gr3" style:family="graphic" style:parent-style-name="standard">
      <style:graphic-properties draw:stroke="solid" svg:stroke-color="#000000" draw:fill="solid" draw:fill-color="#e6e64c" draw:auto-grow-height="true" draw:auto-grow-width="true" fo:max-height="0cm" fo:min-height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solid" draw:fill-color="#ffff99" draw:auto-grow-height="true" draw:auto-grow-width="true" fo:max-height="0cm" fo:min-height="1.178cm"/>
    </style:style>
    <style:style style:name="gr6" style:family="graphic" style:parent-style-name="standard">
      <style:graphic-properties draw:stroke="solid" svg:stroke-color="#000000" draw:fill="solid" draw:fill-color="#ffd320" draw:auto-grow-height="true" draw:auto-grow-width="true" fo:max-height="0cm" fo:min-height="0cm"/>
    </style:style>
    <style:style style:name="gr7" style:family="graphic" style:parent-style-name="standard">
      <style:graphic-properties draw:stroke="solid" svg:stroke-color="#000000" draw:fill="solid" draw:fill-color="#ffcc99" draw:auto-grow-height="true" draw:auto-grow-width="true" fo:max-height="0cm" fo:min-height="0cm"/>
    </style:style>
    <style:style style:name="gr8" style:family="graphic" style:parent-style-name="standard">
      <style:graphic-properties draw:stroke="solid" svg:stroke-color="#000000" draw:fill="solid" draw:fill-color="#ffcc99" draw:auto-grow-height="true" draw:auto-grow-width="true" fo:max-height="0cm" fo:min-height="1.25cm"/>
    </style:style>
    <style:style style:name="gr9" style:family="graphic" style:parent-style-name="standard">
      <style:graphic-properties draw:stroke="solid" svg:stroke-color="#000000" draw:fill="solid" draw:fill-color="#ffcc99" draw:auto-grow-height="true" draw:auto-grow-width="true" fo:max-height="0cm" fo:min-height="1.75cm"/>
    </style:style>
    <style:style style:name="gr10" style:family="graphic" style:parent-style-name="standard">
      <style:graphic-properties draw:stroke="solid" svg:stroke-color="#000000" draw:fill="solid" draw:fill-color="#ccffff" draw:auto-grow-height="true" draw:auto-grow-width="true" fo:max-height="0cm" fo:min-height="0cm"/>
    </style:style>
    <style:style style:name="gr11" style:family="graphic" style:parent-style-name="standard">
      <style:graphic-properties draw:stroke="solid" svg:stroke-color="#000000" draw:fill="solid" draw:fill-color="#ffff99" draw:auto-grow-height="true" draw:auto-grow-width="true" fo:max-height="0cm" fo:min-height="1.25cm" fo:min-width="2.5cm"/>
    </style:style>
    <style:style style:name="gr12" style:family="graphic" style:parent-style-name="standard">
      <style:graphic-properties draw:stroke="solid" svg:stroke-color="#000000" draw:fill="solid" draw:fill-color="#ffcc99" draw:auto-grow-height="true" draw:auto-grow-width="true" fo:max-height="0cm" fo:min-height="0cm" fo:min-width="4.4cm"/>
    </style:style>
    <style:style style:name="gr13" style:family="graphic" style:parent-style-name="standard">
      <style:graphic-properties draw:stroke="solid" svg:stroke-color="#000000" draw:fill="solid" draw:fill-color="#ccffff" draw:auto-grow-height="true" draw:auto-grow-width="true" fo:max-height="0cm" fo:min-height="0.511cm"/>
    </style:style>
    <style:style style:name="gr14" style:family="graphic" style:parent-style-name="standard">
      <style:graphic-properties draw:stroke="solid" svg:stroke-color="#000000" draw:fill="solid" draw:fill-color="#ffff99" draw:auto-grow-height="true" draw:auto-grow-width="true" fo:max-height="0cm" fo:min-height="1.75cm"/>
    </style:style>
    <style:style style:name="gr15" style:family="graphic" style:parent-style-name="standard">
      <style:graphic-properties draw:stroke="solid" svg:stroke-color="#000000" draw:fill="solid" draw:fill-color="#99ccff" draw:auto-grow-height="true" draw:auto-grow-width="true" fo:max-height="0cm" fo:min-height="0cm"/>
    </style:style>
    <style:style style:name="gr16" style:family="graphic" style:parent-style-name="standard">
      <style:graphic-properties draw:stroke="solid" svg:stroke-color="#000000" draw:fill="solid" draw:fill-color="#99ccff" draw:auto-grow-height="true" draw:auto-grow-width="true" fo:max-height="0cm" fo:min-height="2.678cm" fo:min-width="5.167cm"/>
    </style:style>
    <style:style style:name="gr17" style:family="graphic" style:parent-style-name="standard">
      <style:graphic-properties draw:stroke="solid" svg:stroke-color="#000000" draw:fill="solid" draw:fill-color="#e6e64c" draw:auto-grow-height="true" draw:auto-grow-width="true" fo:max-height="0cm" fo:min-height="3.25cm"/>
    </style:style>
    <style:style style:name="gr18" style:family="graphic" style:parent-style-name="standard">
      <style:graphic-properties draw:stroke="solid" svg:stroke-color="#000000" draw:fill="solid" draw:fill-color="#ffd320" draw:auto-grow-height="true" draw:auto-grow-width="true" fo:max-height="0cm" fo:min-height="3.75cm" fo:min-width="0.887cm"/>
    </style:style>
    <style:style style:name="gr19" style:family="graphic" style:parent-style-name="standard">
      <style:graphic-properties draw:stroke="solid" svg:stroke-color="#000000" draw:fill="solid" draw:fill-color="#ffff99" draw:auto-grow-height="true" draw:auto-grow-width="true" fo:max-height="0cm" fo:min-height="1.25cm"/>
    </style:style>
    <style:style style:name="gr20" style:family="graphic" style:parent-style-name="standard">
      <style:graphic-properties draw:stroke="solid" svg:stroke-color="#000000" draw:fill="solid" draw:fill-color="#9999ff" draw:auto-grow-height="true" draw:auto-grow-width="true" fo:max-height="0cm" fo:min-height="0cm"/>
    </style:style>
    <style:style style:name="gr21" style:family="graphic" style:parent-style-name="standard">
      <style:graphic-properties draw:stroke="solid" svg:stroke-color="#000000" draw:fill="solid" draw:fill-color="#9999ff" draw:auto-grow-height="true" draw:auto-grow-width="true" fo:max-height="0cm" fo:min-height="2.75cm"/>
    </style:style>
    <style:style style:name="gr22" style:family="graphic" style:parent-style-name="standard">
      <style:graphic-properties draw:stroke="solid" svg:stroke-color="#000000" draw:fill="solid" draw:fill-color="#9999ff" draw:auto-grow-height="true" draw:auto-grow-width="true" fo:max-height="0cm" fo:min-height="2.956cm" fo:min-width="5.5cm"/>
    </style:style>
    <style:style style:name="gr23" style:family="graphic" style:parent-style-name="standard">
      <style:graphic-properties draw:stroke="solid" svg:stroke-color="#000000" draw:fill="solid" draw:fill-color="#ffd320" draw:auto-grow-height="true" draw:auto-grow-width="true" fo:max-height="0cm" fo:min-height="3.75cm"/>
    </style:style>
    <style:style style:name="gr24" style:family="graphic" style:parent-style-name="standard">
      <style:graphic-properties draw:stroke="solid" svg:stroke-color="#000000" draw:fill="solid" draw:fill-color="#ccccff" draw:auto-grow-height="true" draw:auto-grow-width="tru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solid" svg:stroke-color="#000000" draw:fill="solid" draw:fill-color="#99ccff" draw:auto-grow-height="true" draw:auto-grow-width="true" fo:max-height="0cm" fo:min-height="1.9cm" fo:min-width="6.526cm"/>
    </style:style>
    <style:style style:name="gr27" style:family="graphic" style:parent-style-name="standard">
      <style:graphic-properties draw:stroke="solid" svg:stroke-color="#000000" draw:fill="solid" draw:fill-color="#ffff99" draw:auto-grow-height="true" draw:auto-grow-width="true" fo:max-height="0cm" fo:min-height="0cm" fo:min-width="6cm"/>
    </style:style>
    <style:style style:name="gr28" style:family="graphic" style:parent-style-name="standard">
      <style:graphic-properties draw:stroke="solid" svg:stroke-color="#000000" draw:fill="solid" draw:fill-color="#ccccff" draw:auto-grow-height="true" draw:auto-grow-width="true" fo:max-height="0cm" fo:min-height="3.512cm"/>
    </style:style>
    <style:style style:name="gr29" style:family="graphic" style:parent-style-name="standard">
      <style:graphic-properties draw:stroke="solid" svg:stroke-color="#000000" draw:fill="solid" draw:fill-color="#ccccff" draw:auto-grow-height="true" draw:auto-grow-width="true" fo:max-height="0cm" fo:min-height="1.25cm"/>
    </style:style>
    <style:style style:name="gr30" style:family="graphic" style:parent-style-name="standard">
      <style:graphic-properties draw:stroke="solid" svg:stroke-color="#000000" draw:fill="solid" draw:fill-color="#ccccff" draw:auto-grow-height="true" draw:auto-grow-width="true" fo:max-height="0cm" fo:min-height="1.511cm" fo:min-width="2.415cm"/>
    </style:style>
    <style:style style:name="gr31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family="Arial" style:font-family-generic="swiss" style:font-pitch="variable" fo:font-size="96pt" style:font-size-asian="96pt" style:font-size-complex="96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Arial" style:font-family-generic="swiss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xml:id="id61" draw:id="id61" draw:layer="layout" svg:width="3.004cm" svg:height="3.317cm" svg:x="54.114cm" svg:y="68.034cm">
          <draw:text-box>
            <text:p text:style-name="P1"><text:span text:style-name="T1">IP_prefs</text:span></text:p>
            <text:p text:style-name="P1"><text:span text:style-name="T2">IP</text:span></text:p>
            <text:p text:style-name="P1"><text:span text:style-name="T2">UsrCod</text:span></text:p>
            <text:p text:style-name="P1"><text:span text:style-name="T2">LastChange</text:span></text:p>
            <text:p text:style-name="P1"><text:span text:style-name="T2">Layout</text:span></text:p>
            <text:p text:style-name="P1"><text:span text:style-name="T2">Theme</text:span></text:p>
            <text:p text:style-name="P1"><text:span text:style-name="T2">SideCols</text:span></text:p>
          </draw:text-box>
        </draw:frame>
        <draw:frame draw:style-name="gr2" draw:text-style-name="P1" xml:id="id2" draw:id="id2" draw:layer="layout" svg:width="2.725cm" svg:height="2.539cm" svg:x="7.775cm" svg:y="53.961cm">
          <draw:text-box>
            <text:p text:style-name="P1"><text:span text:style-name="T1">actions</text:span></text:p>
            <text:p text:style-name="P1"><text:span text:style-name="T2">ActCod</text:span></text:p>
            <text:p text:style-name="P1"><text:span text:style-name="T2">Language</text:span></text:p>
            <text:p text:style-name="P1"><text:span text:style-name="T2">Obsolete</text:span></text:p>
            <text:p text:style-name="P1"><text:span text:style-name="T2">Txt</text:span></text:p>
          </draw:text-box>
        </draw:frame>
        <draw:frame draw:style-name="gr3" draw:text-style-name="P1" xml:id="id1" draw:id="id1" draw:layer="layout" svg:width="4.452cm" svg:height="2.539cm" svg:x="8.5cm" svg:y="57.5cm">
          <draw:text-box>
            <text:p text:style-name="P1"><text:span text:style-name="T1">actions_MFU</text:span></text:p>
            <text:p text:style-name="P1"><text:span text:style-name="T2">UsrCod</text:span></text:p>
            <text:p text:style-name="P1"><text:span text:style-name="T2">Action</text:span></text:p>
            <text:p text:style-name="P1"><text:span text:style-name="T2">Score</text:span></text:p>
            <text:p text:style-name="P1"><text:span text:style-name="T2">LastClick</text:span></text:p>
          </draw:text-box>
        </draw:frame>
        <draw:connector draw:style-name="gr4" draw:text-style-name="P2" draw:layer="layout" draw:type="curve" svg:x1="10.726cm" svg:y1="57.5cm" svg:x2="9.137cm" svg:y2="56.5cm" draw:start-shape="id1" draw:start-glue-point="0" draw:end-shape="id2" draw:end-glue-point="2" svg:d="m10726 57500c0-750-1589-250-1589-1000">
          <text:p/>
        </draw:connector>
        <draw:frame draw:style-name="gr3" draw:text-style-name="P1" xml:id="id3" draw:id="id3" draw:layer="layout" svg:width="2.97cm" svg:height="1.761cm" svg:x="37.03cm" svg:y="47cm">
          <draw:text-box>
            <text:p text:style-name="P1"><text:span text:style-name="T1">asg_grp</text:span></text:p>
            <text:p text:style-name="P1"><text:span text:style-name="T2">AsgCod</text:span></text:p>
            <text:p text:style-name="P1"><text:span text:style-name="T2">GrpCod</text:span></text:p>
          </draw:text-box>
        </draw:frame>
        <draw:frame draw:style-name="gr3" draw:text-style-name="P1" xml:id="id4" draw:id="id4" draw:layer="layout" svg:width="4.38cm" svg:height="4.873cm" svg:x="38cm" svg:y="38cm">
          <draw:text-box>
            <text:p text:style-name="P1"><text:span text:style-name="T1">assignments</text:span></text:p>
            <text:p text:style-name="P1"><text:span text:style-name="T2">AsgCod</text:span></text:p>
            <text:p text:style-name="P1"><text:span text:style-name="T2">CrsCod</text:span></text:p>
            <text:p text:style-name="P1"><text:span text:style-name="T2">Hidden</text:span></text:p>
            <text:p text:style-name="P1"><text:span text:style-name="T2">NumNotif</text:span></text:p>
            <text:p text:style-name="P1"><text:span text:style-name="T2">UsrCod</text:span></text:p>
            <text:p text:style-name="P1"><text:span text:style-name="T2">StartTime</text:span></text:p>
            <text:p text:style-name="P1"><text:span text:style-name="T2">EndTime</text:span></text:p>
            <text:p text:style-name="P1"><text:span text:style-name="T2">Title</text:span></text:p>
            <text:p text:style-name="P1"><text:span text:style-name="T2">Folder</text:span></text:p>
            <text:p text:style-name="P1"><text:span text:style-name="T2">Txt</text:span></text:p>
          </draw:text-box>
        </draw:frame>
        <draw:connector draw:style-name="gr4" draw:text-style-name="P2" draw:layer="layout" draw:type="curve" svg:x1="38.515cm" svg:y1="47cm" svg:x2="40.19cm" svg:y2="42.873cm" draw:start-shape="id3" draw:start-glue-point="0" draw:end-shape="id4" draw:end-glue-point="2" svg:d="m38515 47000c0-3094 1675-1031 1675-4127">
          <text:p/>
        </draw:connector>
        <draw:frame draw:style-name="gr5" draw:text-style-name="P1" xml:id="id53" draw:id="id53" draw:layer="layout" svg:width="2.754cm" svg:height="2.928cm" svg:x="108.246cm" svg:y="68.65cm">
          <draw:text-box>
            <text:p text:style-name="P1"><text:span text:style-name="T1">centres</text:span></text:p>
            <text:p text:style-name="P1"><text:span text:style-name="T2">CtrCod</text:span></text:p>
            <text:p text:style-name="P1"><text:span text:style-name="T2">InsCod</text:span></text:p>
            <text:p text:style-name="P1"><text:span text:style-name="T2">ShortName</text:span></text:p>
            <text:p text:style-name="P1"><text:span text:style-name="T2">FullName</text:span></text:p>
            <text:p text:style-name="P1"><text:span text:style-name="T2">WWW</text:span></text:p>
          </draw:text-box>
        </draw:frame>
        <draw:frame draw:style-name="gr1" draw:text-style-name="P1" draw:layer="layout" svg:width="2.284cm" svg:height="1.761cm" svg:x="89.4cm" svg:y="41.039cm">
          <draw:text-box>
            <text:p text:style-name="P1"><text:span text:style-name="T1">chat</text:span></text:p>
            <text:p text:style-name="P1"><text:span text:style-name="T2">RoomCode</text:span></text:p>
            <text:p text:style-name="P1"><text:span text:style-name="T2">NumUsrs</text:span></text:p>
          </draw:text-box>
        </draw:frame>
        <draw:frame draw:style-name="gr1" draw:text-style-name="P1" xml:id="id50" draw:id="id50" draw:layer="layout" svg:width="7.017cm" svg:height="1.761cm" svg:x="56.983cm" svg:y="65.15cm">
          <draw:text-box>
            <text:p text:style-name="P1"><text:span text:style-name="T1">clicks_without_photo</text:span></text:p>
            <text:p text:style-name="P1"><text:span text:style-name="T2">UsrCod</text:span></text:p>
            <text:p text:style-name="P1"><text:span text:style-name="T2">NumClicks</text:span></text:p>
          </draw:text-box>
        </draw:frame>
        <draw:frame draw:style-name="gr1" draw:text-style-name="P1" xml:id="id55" draw:id="id55" draw:layer="layout" svg:width="3.364cm" svg:height="3.706cm" svg:x="23.5cm" svg:y="46.5cm">
          <draw:text-box>
            <text:p text:style-name="P1"><text:span text:style-name="T1">clipboard</text:span></text:p>
            <text:p text:style-name="P1"><text:span text:style-name="T2">UsrCod</text:span></text:p>
            <text:p text:style-name="P1"><text:span text:style-name="T2">FileBrowser</text:span></text:p>
            <text:p text:style-name="P1"><text:span text:style-name="T2">CrsCod</text:span></text:p>
            <text:p text:style-name="P1"><text:span text:style-name="T2">GrpCod</text:span></text:p>
            <text:p text:style-name="P1"><text:span text:style-name="T2">WorksUsrCod</text:span></text:p>
            <text:p text:style-name="P1"><text:span text:style-name="T2">Path</text:span></text:p>
            <text:p text:style-name="P1"><text:span text:style-name="T2">CopyTime</text:span></text:p>
          </draw:text-box>
        </draw:frame>
        <draw:frame draw:style-name="gr1" draw:text-style-name="P1" xml:id="id67" draw:id="id67" draw:layer="layout" svg:width="3.677cm" svg:height="2.539cm" svg:x="74.5cm" svg:y="45.961cm">
          <draw:text-box>
            <text:p text:style-name="P1"><text:span text:style-name="T1">connected</text:span></text:p>
            <text:p text:style-name="P1"><text:span text:style-name="T2">UsrCod</text:span></text:p>
            <text:p text:style-name="P1"><text:span text:style-name="T2">RoleInLastCrs</text:span></text:p>
            <text:p text:style-name="P1"><text:span text:style-name="T2">LastCrsCod</text:span></text:p>
            <text:p text:style-name="P1"><text:span text:style-name="T2">LastTime</text:span></text:p>
          </draw:text-box>
        </draw:frame>
        <draw:frame draw:style-name="gr1" draw:text-style-name="P1" xml:id="id51" draw:id="id51" draw:layer="layout" svg:width="3.36cm" svg:height="4.873cm" svg:x="104.5cm" svg:y="65.65cm">
          <draw:text-box>
            <text:p text:style-name="P1"><text:span text:style-name="T1">countries</text:span></text:p>
            <text:p text:style-name="P1"><text:span text:style-name="T2">CtyCod</text:span></text:p>
            <text:p text:style-name="P1"><text:span text:style-name="T2">Alpha2</text:span></text:p>
            <text:p text:style-name="P1"><text:span text:style-name="T2">Name_ca</text:span></text:p>
            <text:p text:style-name="P1"><text:span text:style-name="T2">Name_de</text:span></text:p>
            <text:p text:style-name="P1"><text:span text:style-name="T2">Name_en</text:span></text:p>
            <text:p text:style-name="P1"><text:span text:style-name="T2">Name_es</text:span></text:p>
            <text:p text:style-name="P1"><text:span text:style-name="T2">Name_fr</text:span></text:p>
            <text:p text:style-name="P1"><text:span text:style-name="T2">Name_it</text:span></text:p>
            <text:p text:style-name="P1"><text:span text:style-name="T2">Name_pl</text:span></text:p>
            <text:p text:style-name="P1"><text:span text:style-name="T2">Name_pt</text:span></text:p>
          </draw:text-box>
        </draw:frame>
        <draw:frame draw:style-name="gr6" draw:text-style-name="P1" xml:id="id5" draw:id="id5" draw:layer="layout" svg:width="2.932cm" svg:height="3.317cm" svg:x="49cm" svg:y="14cm">
          <draw:text-box>
            <text:p text:style-name="P1"><text:span text:style-name="T1">courses</text:span></text:p>
            <text:p text:style-name="P1"><text:span text:style-name="T2">CrsCod</text:span></text:p>
            <text:p text:style-name="P1"><text:span text:style-name="T2">DegCod</text:span></text:p>
            <text:p text:style-name="P1"><text:span text:style-name="T2">Year</text:span></text:p>
            <text:p text:style-name="P1"><text:span text:style-name="T2">Semester</text:span></text:p>
            <text:p text:style-name="P1"><text:span text:style-name="T2">ShortName</text:span></text:p>
            <text:p text:style-name="P1"><text:span text:style-name="T2">FullName</text:span></text:p>
          </draw:text-box>
        </draw:frame>
        <draw:frame draw:style-name="gr1" draw:text-style-name="P1" xml:id="id6" draw:id="id6" draw:layer="layout" svg:width="6.069cm" svg:height="2.539cm" svg:x="19cm" svg:y="43.461cm">
          <draw:text-box>
            <text:p text:style-name="P1"><text:span text:style-name="T1">crs_common_files</text:span></text:p>
            <text:p text:style-name="P1"><text:span text:style-name="T2">CrsCod</text:span></text:p>
            <text:p text:style-name="P1"><text:span text:style-name="T2">GrpCod</text:span></text:p>
            <text:p text:style-name="P1"><text:span text:style-name="T2">UsrCod</text:span></text:p>
            <text:p text:style-name="P1"><text:span text:style-name="T2">Path </text:span></text:p>
          </draw:text-box>
        </draw:frame>
        <draw:connector draw:style-name="gr4" draw:text-style-name="P2" draw:layer="layout" draw:type="curve" svg:x1="49cm" svg:y1="15.658cm" svg:x2="22.034cm" svg:y2="43.461cm" draw:start-shape="id5" draw:start-glue-point="3" draw:end-shape="id6" draw:end-glue-point="0" svg:d="m49000 15658c-17978 0-26966 9267-26966 27803">
          <text:p/>
        </draw:connector>
        <draw:frame draw:style-name="gr6" draw:text-style-name="P1" xml:id="id7" draw:id="id7" draw:layer="layout" svg:width="2.826cm" svg:height="3.317cm" svg:x="34.674cm" svg:y="61.5cm">
          <draw:text-box>
            <text:p text:style-name="P1"><text:span text:style-name="T1">crs_grp</text:span></text:p>
            <text:p text:style-name="P1"><text:span text:style-name="T2">GrpCod</text:span></text:p>
            <text:p text:style-name="P1"><text:span text:style-name="T2">GrpTypCod</text:span></text:p>
            <text:p text:style-name="P1"><text:span text:style-name="T2">GrpName</text:span></text:p>
            <text:p text:style-name="P1"><text:span text:style-name="T2">MaxStudents</text:span></text:p>
            <text:p text:style-name="P1"><text:span text:style-name="T2">Open</text:span></text:p>
            <text:p text:style-name="P1"><text:span text:style-name="T2">FileZones</text:span></text:p>
          </draw:text-box>
        </draw:frame>
        <draw:frame draw:style-name="gr6" draw:text-style-name="P1" xml:id="id8" draw:id="id8" draw:layer="layout" svg:width="4.828cm" svg:height="2.928cm" svg:x="32cm" svg:y="43.572cm">
          <draw:text-box>
            <text:p text:style-name="P1"><text:span text:style-name="T1">crs_grp_types</text:span></text:p>
            <text:p text:style-name="P1"><text:span text:style-name="T2">GrpTypCod</text:span></text:p>
            <text:p text:style-name="P1"><text:span text:style-name="T2">CrsCod</text:span></text:p>
            <text:p text:style-name="P1"><text:span text:style-name="T2">GrpTypName</text:span></text:p>
            <text:p text:style-name="P1"><text:span text:style-name="T2">Mandatory </text:span></text:p>
            <text:p text:style-name="P1"><text:span text:style-name="T2">Multiple</text:span></text:p>
          </draw:text-box>
        </draw:frame>
        <draw:connector draw:style-name="gr4" draw:text-style-name="P2" draw:layer="layout" draw:type="curve" svg:x1="36.087cm" svg:y1="61.5cm" svg:x2="34.414cm" svg:y2="46.5cm" draw:start-shape="id7" draw:start-glue-point="0" draw:end-shape="id8" draw:end-glue-point="2" svg:d="m36087 61500c0-11250-1673-3750-1673-15000">
          <text:p/>
        </draw:connector>
        <draw:frame draw:style-name="gr6" draw:text-style-name="P1" xml:id="id9" draw:id="id9" draw:layer="layout" svg:width="4.164cm" svg:height="2.928cm" svg:x="34.5cm" svg:y="67.072cm">
          <draw:text-box>
            <text:p text:style-name="P1"><text:span text:style-name="T1">crs_grp_usr</text:span></text:p>
            <text:p text:style-name="P1"><text:span text:style-name="T2">GrpCod</text:span></text:p>
            <text:p text:style-name="P1"><text:span text:style-name="T2">UsrCod</text:span></text:p>
            <text:p text:style-name="P1"><text:span text:style-name="T2">LastAccDownloadGrp</text:span></text:p>
            <text:p text:style-name="P1"><text:span text:style-name="T2">LastAccCommonGrp</text:span></text:p>
            <text:p text:style-name="P1"><text:span text:style-name="T2">LastAccMarksGrp</text:span></text:p>
          </draw:text-box>
        </draw:frame>
        <draw:connector draw:style-name="gr4" draw:text-style-name="P2" draw:layer="layout" draw:type="curve" svg:x1="36.087cm" svg:y1="64.817cm" svg:x2="36.582cm" svg:y2="67.072cm" draw:start-shape="id7" draw:start-glue-point="2" draw:end-shape="id9" svg:d="m36087 64817c0 1692 495 565 495 2255">
          <text:p/>
        </draw:connector>
        <draw:frame draw:style-name="gr7" draw:text-style-name="P1" xml:id="id10" draw:id="id10" draw:layer="layout" svg:width="4.659cm" svg:height="2.15cm" svg:x="61cm" svg:y="46.35cm">
          <draw:text-box>
            <text:p text:style-name="P1"><text:span text:style-name="T1">crs_info_read</text:span></text:p>
            <text:p text:style-name="P1"><text:span text:style-name="T2">UsrCod</text:span></text:p>
            <text:p text:style-name="P1"><text:span text:style-name="T2">CrsCod</text:span></text:p>
            <text:p text:style-name="P1"><text:span text:style-name="T2">InfoType</text:span></text:p>
          </draw:text-box>
        </draw:frame>
        <draw:connector draw:style-name="gr4" draw:text-style-name="P2" draw:layer="layout" draw:type="curve" svg:x1="50.466cm" svg:y1="17.317cm" svg:x2="63.329cm" svg:y2="46.35cm" draw:start-shape="id5" draw:start-glue-point="2" draw:end-shape="id10" draw:end-glue-point="0" svg:d="m50466 17317c0 21775 12863 7259 12863 29033">
          <text:p/>
        </draw:connector>
        <draw:frame draw:style-name="gr8" draw:text-style-name="P1" xml:id="id11" draw:id="id11" draw:layer="layout" svg:width="4.27cm" svg:height="2.539cm" svg:x="64cm" svg:y="43cm">
          <draw:text-box>
            <text:p text:style-name="P1"><text:span text:style-name="T1">crs_info_src</text:span></text:p>
            <text:p text:style-name="P1"><text:span text:style-name="T2">CrsCod</text:span></text:p>
            <text:p text:style-name="P1"><text:span text:style-name="T2">InfoType</text:span></text:p>
            <text:p text:style-name="P1"><text:span text:style-name="T2">InfoSrc</text:span></text:p>
            <text:p text:style-name="P1"><text:span text:style-name="T2">MustBeRead</text:span></text:p>
          </draw:text-box>
        </draw:frame>
        <draw:connector draw:style-name="gr4" draw:text-style-name="P2" draw:layer="layout" draw:type="curve" svg:x1="50.466cm" svg:y1="17.317cm" svg:x2="66.135cm" svg:y2="43cm" draw:start-shape="id5" draw:start-glue-point="2" draw:end-shape="id11" draw:end-glue-point="0" svg:d="m50466 17317c0 19263 15669 6422 15669 25683">
          <text:p/>
        </draw:connector>
        <draw:frame draw:style-name="gr9" draw:text-style-name="P1" xml:id="id12" draw:id="id12" draw:layer="layout" svg:width="4.096cm" svg:height="2.15cm" svg:x="58.5cm" svg:y="43cm">
          <draw:text-box>
            <text:p text:style-name="P1"><text:span text:style-name="T1">crs_info_txt</text:span></text:p>
            <text:p text:style-name="P1"><text:span text:style-name="T2">CrsCod</text:span></text:p>
            <text:p text:style-name="P1"><text:span text:style-name="T2">InfoType</text:span></text:p>
            <text:p text:style-name="P1"><text:span text:style-name="T2">InfoTxt</text:span></text:p>
          </draw:text-box>
        </draw:frame>
        <draw:connector draw:style-name="gr4" draw:text-style-name="P2" draw:layer="layout" draw:type="curve" svg:x1="50.466cm" svg:y1="17.317cm" svg:x2="60.548cm" svg:y2="43cm" draw:start-shape="id5" draw:start-glue-point="2" draw:end-shape="id12" draw:end-glue-point="0" svg:d="m50466 17317c0 19263 10082 6422 10082 25683">
          <text:p/>
        </draw:connector>
        <draw:connector draw:style-name="gr4" draw:text-style-name="P2" draw:layer="layout" draw:type="curve" svg:x1="49cm" svg:y1="15.658cm" svg:x2="34.414cm" svg:y2="43.572cm" draw:start-shape="id5" draw:start-glue-point="3" draw:end-shape="id8" draw:end-glue-point="0" svg:d="m49000 15658c-9724 0-14586 9304-14586 27914">
          <text:p/>
        </draw:connector>
        <draw:connector draw:style-name="gr4" draw:text-style-name="P2" draw:layer="layout" draw:type="curve" svg:x1="22.034cm" svg:y1="46cm" svg:x2="34.674cm" svg:y2="63.158cm" draw:start-shape="id6" draw:start-glue-point="2" draw:end-shape="id7" draw:end-glue-point="3" svg:d="m22034 46000c0 11439 4213 17158 12640 17158">
          <text:p/>
        </draw:connector>
        <draw:frame draw:style-name="gr10" draw:text-style-name="P1" xml:id="id13" draw:id="id13" draw:layer="layout" svg:width="5.785cm" svg:height="2.928cm" svg:x="67.5cm" svg:y="45.572cm">
          <draw:text-box>
            <text:p text:style-name="P1"><text:span text:style-name="T1">crs_record_fields</text:span></text:p>
            <text:p text:style-name="P1"><text:span text:style-name="T2">FieldCod</text:span></text:p>
            <text:p text:style-name="P1"><text:span text:style-name="T2">CrsCod</text:span></text:p>
            <text:p text:style-name="P1"><text:span text:style-name="T2">FieldName</text:span></text:p>
            <text:p text:style-name="P1"><text:span text:style-name="T2">NumLines</text:span></text:p>
            <text:p text:style-name="P1"><text:span text:style-name="T2">Visibility</text:span></text:p>
          </draw:text-box>
        </draw:frame>
        <draw:frame draw:style-name="gr10" draw:text-style-name="P1" xml:id="id14" draw:id="id14" draw:layer="layout" svg:width="4.126cm" svg:height="2.15cm" svg:x="67.874cm" svg:y="49.35cm">
          <draw:text-box>
            <text:p text:style-name="P1"><text:span text:style-name="T1">crs_records</text:span></text:p>
            <text:p text:style-name="P1"><text:span text:style-name="T2">UsrCod</text:span></text:p>
            <text:p text:style-name="P1"><text:span text:style-name="T2">FieldCod</text:span></text:p>
            <text:p text:style-name="P1"><text:span text:style-name="T2">Txt</text:span></text:p>
          </draw:text-box>
        </draw:frame>
        <draw:connector draw:style-name="gr4" draw:text-style-name="P2" draw:layer="layout" draw:type="curve" svg:x1="50.466cm" svg:y1="17.317cm" svg:x2="70.392cm" svg:y2="45.572cm" draw:start-shape="id5" draw:start-glue-point="2" draw:end-shape="id13" draw:end-glue-point="0" svg:d="m50466 17317c0 21192 19926 7065 19926 28255">
          <text:p/>
        </draw:connector>
        <draw:connector draw:style-name="gr4" draw:text-style-name="P2" draw:layer="layout" draw:type="curve" svg:x1="70.392cm" svg:y1="48.5cm" svg:x2="69.937cm" svg:y2="49.35cm" draw:start-shape="id13" draw:start-glue-point="2" draw:end-shape="id14" draw:end-glue-point="0" svg:d="m70392 48500c0 637-455 213-455 850">
          <text:p/>
        </draw:connector>
        <draw:frame draw:style-name="gr6" draw:text-style-name="P1" xml:id="id15" draw:id="id15" draw:layer="layout" svg:width="3.859cm" svg:height="7.596cm" svg:x="47.5cm" svg:y="47cm">
          <draw:text-box>
            <text:p text:style-name="P1"><text:span text:style-name="T1">crs_usr</text:span></text:p>
            <text:p text:style-name="P1"><text:span text:style-name="T2">CrsCod</text:span></text:p>
            <text:p text:style-name="P1"><text:span text:style-name="T2">UsrCod</text:span></text:p>
            <text:p text:style-name="P1"><text:span text:style-name="T2">Role</text:span></text:p>
            <text:p text:style-name="P1"><text:span text:style-name="T2">Accepted</text:span></text:p>
            <text:p text:style-name="P1"><text:span text:style-name="T2">LastAccDownloadCrs</text:span></text:p>
            <text:p text:style-name="P1"><text:span text:style-name="T2">LastAccCommonCrs</text:span></text:p>
            <text:p text:style-name="P1"><text:span text:style-name="T2">LastAccMyWorks</text:span></text:p>
            <text:p text:style-name="P1"><text:span text:style-name="T2">LastAccCrsWorks</text:span></text:p>
            <text:p text:style-name="P1"><text:span text:style-name="T2">LastAccMarksCrs</text:span></text:p>
            <text:p text:style-name="P1"><text:span text:style-name="T2">LastDowGrpCod</text:span></text:p>
            <text:p text:style-name="P1"><text:span text:style-name="T2">LastComGrpCod</text:span></text:p>
            <text:p text:style-name="P1"><text:span text:style-name="T2">LastAssGrpCod</text:span></text:p>
            <text:p text:style-name="P1"><text:span text:style-name="T2">NumAccTst</text:span></text:p>
            <text:p text:style-name="P1"><text:span text:style-name="T2">NextAccTst</text:span></text:p>
            <text:p text:style-name="P1"><text:span text:style-name="T2">UsrListType</text:span></text:p>
            <text:p text:style-name="P1"><text:span text:style-name="T2">ColsClassPhoto</text:span></text:p>
            <text:p text:style-name="P1"><text:span text:style-name="T2">ListWithPhotos</text:span></text:p>
          </draw:text-box>
        </draw:frame>
        <draw:connector draw:style-name="gr4" draw:text-style-name="P2" draw:layer="layout" draw:type="curve" svg:x1="50.466cm" svg:y1="17.317cm" svg:x2="49.429cm" svg:y2="47cm" draw:start-shape="id5" draw:start-glue-point="2" draw:end-shape="id15" draw:end-glue-point="0" svg:d="m50466 17317c0 22263-1037 7422-1037 29683">
          <text:p/>
        </draw:connector>
        <draw:frame draw:style-name="gr11" draw:text-style-name="P1" xml:id="id17" draw:id="id17" draw:layer="layout" svg:width="3.855cm" svg:height="1.761cm" svg:x="1.5cm" svg:y="51cm">
          <draw:text-box>
            <text:p text:style-name="P1"><text:span text:style-name="T1">deg_admin</text:span></text:p>
            <text:p text:style-name="P1"><text:span text:style-name="T2">UsrCod</text:span></text:p>
            <text:p text:style-name="P1"><text:span text:style-name="T2">DegCod</text:span></text:p>
          </draw:text-box>
        </draw:frame>
        <draw:frame draw:style-name="gr1" draw:text-style-name="P1" xml:id="id69" draw:id="id69" draw:layer="layout" svg:width="3.635cm" svg:height="1.761cm" svg:x="48.665cm" svg:y="1.939cm">
          <draw:text-box>
            <text:p text:style-name="P1"><text:span text:style-name="T1">deg_types</text:span></text:p>
            <text:p text:style-name="P1"><text:span text:style-name="T2">DegTypCod</text:span></text:p>
            <text:p text:style-name="P1"><text:span text:style-name="T2">DegTypName</text:span></text:p>
          </draw:text-box>
        </draw:frame>
        <draw:frame draw:style-name="gr6" draw:text-style-name="P1" xml:id="id16" draw:id="id16" draw:layer="layout" svg:width="2.932cm" svg:height="5.262cm" svg:x="49cm" svg:y="4.9cm">
          <draw:text-box>
            <text:p text:style-name="P1"><text:span text:style-name="T1">degrees</text:span></text:p>
            <text:p text:style-name="P1"><text:span text:style-name="T2">DegCod</text:span></text:p>
            <text:p text:style-name="P1"><text:span text:style-name="T2">DegTypCod</text:span></text:p>
            <text:p text:style-name="P1"><text:span text:style-name="T2">InsCod</text:span></text:p>
            <text:p text:style-name="P1"><text:span text:style-name="T2">PlcCod</text:span></text:p>
            <text:p text:style-name="P1"><text:span text:style-name="T2">ShortName</text:span></text:p>
            <text:p text:style-name="P1"><text:span text:style-name="T2">FullName</text:span></text:p>
            <text:p text:style-name="P1"><text:span text:style-name="T2">FirstYear</text:span></text:p>
            <text:p text:style-name="P1"><text:span text:style-name="T2">LastYear</text:span></text:p>
            <text:p text:style-name="P1"><text:span text:style-name="T2">OptYear</text:span></text:p>
            <text:p text:style-name="P1"><text:span text:style-name="T2">Logo</text:span></text:p>
            <text:p text:style-name="P1"><text:span text:style-name="T2">WWW</text:span></text:p>
          </draw:text-box>
        </draw:frame>
        <draw:connector draw:style-name="gr4" draw:text-style-name="P2" draw:layer="layout" draw:type="curve" svg:x1="50.466cm" svg:y1="10.162cm" svg:x2="50.466cm" svg:y2="14cm" draw:start-shape="id16" draw:start-glue-point="2" draw:end-shape="id5" draw:end-glue-point="0" svg:d="m50466 10162v3838">
          <text:p/>
        </draw:connector>
        <draw:connector draw:style-name="gr4" draw:text-style-name="P2" draw:layer="layout" draw:type="curve" svg:x1="3.427cm" svg:y1="51cm" svg:x2="49cm" svg:y2="7.531cm" draw:start-shape="id17" draw:start-glue-point="0" draw:end-shape="id16" draw:end-glue-point="3" svg:d="m3427 51000c0-28980 15191-43469 45573-43469">
          <text:p/>
        </draw:connector>
        <draw:frame draw:style-name="gr1" draw:text-style-name="P1" xml:id="id63" draw:id="id63" draw:layer="layout" svg:width="4.308cm" svg:height="2.928cm" svg:x="111.326cm" svg:y="70.483cm">
          <draw:text-box>
            <text:p text:style-name="P1"><text:span text:style-name="T1">departments</text:span></text:p>
            <text:p text:style-name="P1"><text:span text:style-name="T2">DptCod</text:span></text:p>
            <text:p text:style-name="P1"><text:span text:style-name="T2">InsCod</text:span></text:p>
            <text:p text:style-name="P1"><text:span text:style-name="T2">ShortName</text:span></text:p>
            <text:p text:style-name="P1"><text:span text:style-name="T2">FullName</text:span></text:p>
            <text:p text:style-name="P1"><text:span text:style-name="T2">WWW</text:span></text:p>
          </draw:text-box>
        </draw:frame>
        <draw:connector draw:name="CrsCod" draw:style-name="gr4" draw:text-style-name="P2" draw:layer="layout" draw:type="curve" svg:x1="51.932cm" svg:y1="15.658cm" svg:x2="86.986cm" svg:y2="29.625cm" draw:start-shape="id5" draw:start-glue-point="1" draw:end-shape="id18" draw:end-glue-point="0" svg:d="m51932 15658c23370 0 35054 4655 35054 13967">
          <text:p/>
        </draw:connector>
        <draw:frame draw:style-name="gr1" draw:text-style-name="P1" xml:id="id19" draw:id="id19" draw:layer="layout" svg:width="5.806cm" svg:height="4.095cm" svg:x="12.694cm" svg:y="50.405cm">
          <draw:text-box>
            <text:p text:style-name="P1"><text:span text:style-name="T1">file_browser_size</text:span></text:p>
            <text:p text:style-name="P1"><text:span text:style-name="T2">FileBrowser</text:span></text:p>
            <text:p text:style-name="P1"><text:span text:style-name="T2">CrsCod</text:span></text:p>
            <text:p text:style-name="P1"><text:span text:style-name="T2">GrpCod</text:span></text:p>
            <text:p text:style-name="P1"><text:span text:style-name="T2">UsrCod</text:span></text:p>
            <text:p text:style-name="P1"><text:span text:style-name="T2">NumLevels</text:span></text:p>
            <text:p text:style-name="P1"><text:span text:style-name="T2">NumFolders</text:span></text:p>
            <text:p text:style-name="P1"><text:span text:style-name="T2">NumFiles</text:span></text:p>
            <text:p text:style-name="P1"><text:span text:style-name="T2">TotalSize</text:span></text:p>
          </draw:text-box>
        </draw:frame>
        <draw:connector draw:style-name="gr4" draw:text-style-name="P2" draw:layer="layout" draw:type="curve" svg:x1="49cm" svg:y1="15.658cm" svg:x2="15.597cm" svg:y2="50.405cm" draw:start-shape="id5" draw:start-glue-point="3" draw:end-shape="id19" draw:end-glue-point="0" svg:d="m49000 15658c-22269 0-33403 11582-33403 34747">
          <text:p/>
        </draw:connector>
        <draw:connector draw:style-name="gr4" draw:text-style-name="P2" draw:layer="layout" draw:type="curve" svg:x1="34.674cm" svg:y1="63.158cm" svg:x2="15.597cm" svg:y2="54.5cm" draw:start-shape="id7" draw:start-glue-point="3" draw:end-shape="id19" draw:end-glue-point="2" svg:d="m34674 63158c-12718 0-19077-2886-19077-8658">
          <text:p/>
        </draw:connector>
        <draw:frame draw:style-name="gr1" draw:text-style-name="P1" xml:id="id56" draw:id="id56" draw:layer="layout" svg:width="5.933cm" svg:height="3.706cm" svg:x="15.567cm" svg:y="46.294cm">
          <draw:text-box>
            <text:p text:style-name="P1"><text:span text:style-name="T1">expanded_folders</text:span></text:p>
            <text:p text:style-name="P1"><text:span text:style-name="T2">UsrCod</text:span></text:p>
            <text:p text:style-name="P1"><text:span text:style-name="T2">FileBrowser</text:span></text:p>
            <text:p text:style-name="P1"><text:span text:style-name="T2">CrsCod</text:span></text:p>
            <text:p text:style-name="P1"><text:span text:style-name="T2">GrpCod</text:span></text:p>
            <text:p text:style-name="P1"><text:span text:style-name="T2">WorksUsrCod</text:span></text:p>
            <text:p text:style-name="P1"><text:span text:style-name="T2">Path</text:span></text:p>
            <text:p text:style-name="P1"><text:span text:style-name="T2">ClickTime</text:span></text:p>
          </draw:text-box>
        </draw:frame>
        <draw:frame draw:style-name="gr7" draw:text-style-name="P1" xml:id="id21" draw:id="id21" draw:layer="layout" svg:width="6.924cm" svg:height="2.15cm" svg:x="101.276cm" svg:y="52.95cm">
          <draw:text-box>
            <text:p text:style-name="P1"><text:span text:style-name="T1">forum_disabled_post</text:span></text:p>
            <text:p text:style-name="P1"><text:span text:style-name="T2">PstCod</text:span></text:p>
            <text:p text:style-name="P1"><text:span text:style-name="T2">UsrCod</text:span></text:p>
            <text:p text:style-name="P1"><text:span text:style-name="T2">DisableTime</text:span></text:p>
          </draw:text-box>
        </draw:frame>
        <draw:frame draw:style-name="gr7" draw:text-style-name="P1" xml:id="id20" draw:id="id20" draw:layer="layout" svg:width="3.995cm" svg:height="4.095cm" svg:x="99.1cm" svg:y="47.6cm">
          <draw:text-box>
            <text:p text:style-name="P1"><text:span text:style-name="T1">forum_post</text:span></text:p>
            <text:p text:style-name="P1"><text:span text:style-name="T2">PstCod</text:span></text:p>
            <text:p text:style-name="P1"><text:span text:style-name="T2">ThrCod</text:span></text:p>
            <text:p text:style-name="P1"><text:span text:style-name="T2">UsrCod</text:span></text:p>
            <text:p text:style-name="P1"><text:span text:style-name="T2">CreatTime</text:span></text:p>
            <text:p text:style-name="P1"><text:span text:style-name="T2">ModifTime</text:span></text:p>
            <text:p text:style-name="P1"><text:span text:style-name="T2">NumNotif</text:span></text:p>
            <text:p text:style-name="P1"><text:span text:style-name="T2">Subject</text:span></text:p>
            <text:p text:style-name="P1"><text:span text:style-name="T2">Content</text:span></text:p>
          </draw:text-box>
        </draw:frame>
        <draw:frame draw:style-name="gr7" draw:text-style-name="P1" xml:id="id24" draw:id="id24" draw:layer="layout" svg:width="4.947cm" svg:height="2.15cm" svg:x="109.6cm" svg:y="47.45cm">
          <draw:text-box>
            <text:p text:style-name="P1"><text:span text:style-name="T1">forum_thr_clip</text:span></text:p>
            <text:p text:style-name="P1"><text:span text:style-name="T2">ThrCod</text:span></text:p>
            <text:p text:style-name="P1"><text:span text:style-name="T2">UsrCod</text:span></text:p>
            <text:p text:style-name="P1"><text:span text:style-name="T2">TimeInsert</text:span></text:p>
          </draw:text-box>
        </draw:frame>
        <draw:connector draw:style-name="gr4" draw:text-style-name="P2" draw:layer="layout" draw:type="curve" svg:x1="101.097cm" svg:y1="51.695cm" svg:x2="104.738cm" svg:y2="52.95cm" draw:start-shape="id20" draw:start-glue-point="2" draw:end-shape="id21" draw:end-glue-point="0" svg:d="m101097 51695c0 942 3641 315 3641 1255">
          <text:p/>
        </draw:connector>
        <draw:frame draw:style-name="gr12" draw:text-style-name="P1" xml:id="id23" draw:id="id23" draw:layer="layout" svg:width="5.188cm" svg:height="2.15cm" svg:x="106.1cm" svg:y="50.1cm">
          <draw:text-box>
            <text:p text:style-name="P1"><text:span text:style-name="T1">forum_thr_read</text:span></text:p>
            <text:p text:style-name="P1"><text:span text:style-name="T2">ThrCod</text:span></text:p>
            <text:p text:style-name="P1"><text:span text:style-name="T2">UsrCod</text:span></text:p>
            <text:p text:style-name="P1"><text:span text:style-name="T2">ReadTime</text:span></text:p>
          </draw:text-box>
        </draw:frame>
        <draw:frame draw:style-name="gr7" draw:text-style-name="P1" xml:id="id22" draw:id="id22" draw:layer="layout" svg:width="4.591cm" svg:height="2.928cm" svg:x="104.009cm" svg:y="40.1cm">
          <draw:text-box>
            <text:p text:style-name="P1"><text:span text:style-name="T1">forum_thread</text:span></text:p>
            <text:p text:style-name="P1"><text:span text:style-name="T2">ThrCod</text:span></text:p>
            <text:p text:style-name="P1"><text:span text:style-name="T2">ForumType</text:span></text:p>
            <text:p text:style-name="P1"><text:span text:style-name="T2">Location</text:span></text:p>
            <text:p text:style-name="P1"><text:span text:style-name="T2">FirstPstCod</text:span></text:p>
            <text:p text:style-name="P1"><text:span text:style-name="T2">LastPstCod</text:span></text:p>
          </draw:text-box>
        </draw:frame>
        <draw:connector draw:style-name="gr4" draw:text-style-name="P2" draw:layer="layout" draw:type="curve" svg:x1="106.304cm" svg:y1="43.028cm" svg:x2="101.097cm" svg:y2="47.6cm" draw:start-shape="id22" draw:start-glue-point="2" draw:end-shape="id20" draw:end-glue-point="0" svg:d="m106304 43028c0 3429-5207 1143-5207 4572">
          <text:p/>
        </draw:connector>
        <draw:connector draw:style-name="gr4" draw:text-style-name="P2" draw:layer="layout" draw:type="curve" svg:x1="106.304cm" svg:y1="43.028cm" svg:x2="108.694cm" svg:y2="50.1cm" draw:start-shape="id22" draw:start-glue-point="2" draw:end-shape="id23" draw:end-glue-point="0" svg:d="m106304 43028c0 5304 2390 1768 2390 7072">
          <text:p/>
        </draw:connector>
        <draw:connector draw:style-name="gr4" draw:text-style-name="P2" draw:layer="layout" draw:type="curve" svg:x1="106.304cm" svg:y1="43.028cm" svg:x2="112.073cm" svg:y2="47.45cm" draw:start-shape="id22" draw:end-shape="id24" draw:end-glue-point="0" svg:d="m106304 43028c0 3316 5769 1106 5769 4422">
          <text:p/>
        </draw:connector>
        <draw:frame draw:style-name="gr1" draw:text-style-name="P1" xml:id="id60" draw:id="id60" draw:layer="layout" svg:width="6.281cm" svg:height="2.15cm" svg:x="25.5cm" svg:y="52.35cm">
          <draw:text-box>
            <text:p text:style-name="P1"><text:span text:style-name="T1">hidden_downloads</text:span></text:p>
            <text:p text:style-name="P1"><text:span text:style-name="T2">CrsCod</text:span></text:p>
            <text:p text:style-name="P1"><text:span text:style-name="T2">GrpCod</text:span></text:p>
            <text:p text:style-name="P1"><text:span text:style-name="T2">Path</text:span></text:p>
          </draw:text-box>
        </draw:frame>
        <draw:frame draw:style-name="gr1" draw:text-style-name="P1" xml:id="id46" draw:id="id46" draw:layer="layout" svg:width="5.193cm" svg:height="2.539cm" svg:x="71.307cm" svg:y="31.461cm">
          <draw:text-box>
            <text:p text:style-name="P1"><text:span text:style-name="T1">hidden_params</text:span></text:p>
            <text:p text:style-name="P1"><text:span text:style-name="T2">SessionId</text:span></text:p>
            <text:p text:style-name="P1"><text:span text:style-name="T2">Action</text:span></text:p>
            <text:p text:style-name="P1"><text:span text:style-name="T2">ParamName</text:span></text:p>
            <text:p text:style-name="P1"><text:span text:style-name="T2">ParamValue</text:span></text:p>
          </draw:text-box>
        </draw:frame>
        <draw:frame draw:style-name="gr1" draw:text-style-name="P1" xml:id="id35" draw:id="id35" draw:layer="layout" svg:width="3.076cm" svg:height="3.317cm" svg:x="63cm" svg:y="11.4cm">
          <draw:text-box>
            <text:p text:style-name="P1"><text:span text:style-name="T1">holidays</text:span></text:p>
            <text:p text:style-name="P1"><text:span text:style-name="T2">HldCod</text:span></text:p>
            <text:p text:style-name="P1"><text:span text:style-name="T2">PlcCod</text:span></text:p>
            <text:p text:style-name="P1"><text:span text:style-name="T2">HldTyp</text:span></text:p>
            <text:p text:style-name="P1"><text:span text:style-name="T2">StartDate</text:span></text:p>
            <text:p text:style-name="P1"><text:span text:style-name="T2">EndDate</text:span></text:p>
            <text:p text:style-name="P1"><text:span text:style-name="T2">Name</text:span></text:p>
          </draw:text-box>
        </draw:frame>
        <draw:frame draw:style-name="gr1" draw:text-style-name="P1" xml:id="id52" draw:id="id52" draw:layer="layout" svg:width="3.931cm" svg:height="3.317cm" svg:x="113.569cm" svg:y="41.5cm">
          <draw:text-box>
            <text:p text:style-name="P1"><text:span text:style-name="T1">institutions</text:span></text:p>
            <text:p text:style-name="P1"><text:span text:style-name="T2">InsCod</text:span></text:p>
            <text:p text:style-name="P1"><text:span text:style-name="T2">CtyCod</text:span></text:p>
            <text:p text:style-name="P1"><text:span text:style-name="T2">ShortName</text:span></text:p>
            <text:p text:style-name="P1"><text:span text:style-name="T2">FullName</text:span></text:p>
            <text:p text:style-name="P1"><text:span text:style-name="T2">Logo</text:span></text:p>
            <text:p text:style-name="P1"><text:span text:style-name="T2">WWW</text:span></text:p>
          </draw:text-box>
        </draw:frame>
        <draw:frame draw:style-name="gr1" draw:text-style-name="P1" draw:layer="layout" svg:width="2.284cm" svg:height="2.539cm" svg:x="111cm" svg:y="33.461cm">
          <draw:text-box>
            <text:p text:style-name="P1"><text:span text:style-name="T1">links</text:span></text:p>
            <text:p text:style-name="P1"><text:span text:style-name="T2">LnkCod</text:span></text:p>
            <text:p text:style-name="P1"><text:span text:style-name="T2">ShortName</text:span></text:p>
            <text:p text:style-name="P1"><text:span text:style-name="T2">FullName</text:span></text:p>
            <text:p text:style-name="P1"><text:span text:style-name="T2">WWW</text:span></text:p>
          </draw:text-box>
        </draw:frame>
        <draw:frame draw:style-name="gr10" draw:text-style-name="P1" xml:id="id25" draw:id="id25" draw:layer="layout" svg:width="3.122cm" svg:height="4.873cm" svg:x="10.378cm" svg:y="45cm">
          <draw:text-box>
            <text:p text:style-name="P1"><text:span text:style-name="T1">log</text:span></text:p>
            <text:p text:style-name="P1"><text:span text:style-name="T2">LogCod</text:span></text:p>
            <text:p text:style-name="P1"><text:span text:style-name="T2">ActCod</text:span></text:p>
            <text:p text:style-name="P1"><text:span text:style-name="T2">DegCod</text:span></text:p>
            <text:p text:style-name="P1"><text:span text:style-name="T2">CrsCod</text:span></text:p>
            <text:p text:style-name="P1"><text:span text:style-name="T2">DNI</text:span></text:p>
            <text:p text:style-name="P1"><text:span text:style-name="T2">Role</text:span></text:p>
            <text:p text:style-name="P1"><text:span text:style-name="T2">ClickTime</text:span></text:p>
            <text:p text:style-name="P1"><text:span text:style-name="T2">TimeToGenerate</text:span></text:p>
            <text:p text:style-name="P1"><text:span text:style-name="T2">TimeToSend</text:span></text:p>
            <text:p text:style-name="P1"><text:span text:style-name="T2">IP</text:span></text:p>
          </draw:text-box>
        </draw:frame>
        <draw:frame draw:style-name="gr13" draw:text-style-name="P1" xml:id="id26" draw:id="id26" draw:layer="layout" svg:width="4.981cm" svg:height="1.761cm" svg:x="6.5cm" svg:y="51.5cm">
          <draw:text-box>
            <text:p text:style-name="P1"><text:span text:style-name="T1">log_comments</text:span></text:p>
            <text:p text:style-name="P1"><text:span text:style-name="T2">LogCod</text:span></text:p>
            <text:p text:style-name="P1"><text:span text:style-name="T2">Comments</text:span></text:p>
          </draw:text-box>
        </draw:frame>
        <draw:connector draw:style-name="gr4" draw:text-style-name="P2" draw:layer="layout" draw:type="curve" svg:x1="11.939cm" svg:y1="49.873cm" svg:x2="8.99cm" svg:y2="51.5cm" draw:start-shape="id25" draw:end-shape="id26" svg:d="m11939 49873c0 1221-2949 408-2949 1627">
          <text:p/>
        </draw:connector>
        <draw:frame draw:style-name="gr10" draw:text-style-name="P1" xml:id="id27" draw:id="id27" draw:layer="layout" svg:width="3.711cm" svg:height="4.873cm" svg:x="4cm" svg:y="45.127cm">
          <draw:text-box>
            <text:p text:style-name="P1"><text:span text:style-name="T1">log_recent</text:span></text:p>
            <text:p text:style-name="P1"><text:span text:style-name="T2">LogCod</text:span></text:p>
            <text:p text:style-name="P1"><text:span text:style-name="T2">ActCod</text:span></text:p>
            <text:p text:style-name="P1"><text:span text:style-name="T2">DegCod</text:span></text:p>
            <text:p text:style-name="P1"><text:span text:style-name="T2">CrsCod</text:span></text:p>
            <text:p text:style-name="P1"><text:span text:style-name="T2">DNI</text:span></text:p>
            <text:p text:style-name="P1"><text:span text:style-name="T2">Role</text:span></text:p>
            <text:p text:style-name="P1"><text:span text:style-name="T2">ClickTime</text:span></text:p>
            <text:p text:style-name="P1"><text:span text:style-name="T2">TimeToGenerate</text:span></text:p>
            <text:p text:style-name="P1"><text:span text:style-name="T2">TimeToSend</text:span></text:p>
            <text:p text:style-name="P1"><text:span text:style-name="T2">IP</text:span></text:p>
          </draw:text-box>
        </draw:frame>
        <draw:connector draw:style-name="gr4" draw:text-style-name="P2" draw:layer="layout" draw:type="curve" svg:x1="5.855cm" svg:y1="50cm" svg:x2="8.99cm" svg:y2="51.5cm" draw:start-shape="id27" draw:end-shape="id26" svg:d="m5855 50000c0 1125 3135 375 3135 1500">
          <text:p/>
        </draw:connector>
        <draw:frame draw:style-name="gr14" draw:text-style-name="P1" draw:layer="layout" svg:width="4.735cm" svg:height="2.15cm" svg:x="93.265cm" svg:y="28.85cm">
          <draw:text-box>
            <text:p text:style-name="P1"><text:span text:style-name="T1">mail_domains</text:span></text:p>
            <text:p text:style-name="P1"><text:span text:style-name="T2">MaiCod</text:span></text:p>
            <text:p text:style-name="P1"><text:span text:style-name="T2">Domain</text:span></text:p>
            <text:p text:style-name="P1"><text:span text:style-name="T2">Info</text:span></text:p>
          </draw:text-box>
        </draw:frame>
        <draw:frame draw:style-name="gr1" draw:text-style-name="P1" xml:id="id57" draw:id="id57" draw:layer="layout" svg:width="2.365cm" svg:height="3.317cm" svg:x="30.5cm" svg:y="47.683cm">
          <draw:text-box>
            <text:p text:style-name="P1"><text:span text:style-name="T1">marks</text:span></text:p>
            <text:p text:style-name="P1"><text:span text:style-name="T2">MrkCod</text:span></text:p>
            <text:p text:style-name="P1"><text:span text:style-name="T2">CrsCod</text:span></text:p>
            <text:p text:style-name="P1"><text:span text:style-name="T2">GrpCod</text:span></text:p>
            <text:p text:style-name="P1"><text:span text:style-name="T2">Path</text:span></text:p>
            <text:p text:style-name="P1"><text:span text:style-name="T2">Header</text:span></text:p>
            <text:p text:style-name="P1"><text:span text:style-name="T2">Footer</text:span></text:p>
          </draw:text-box>
        </draw:frame>
        <draw:frame draw:style-name="gr15" draw:text-style-name="P1" xml:id="id29" draw:id="id29" draw:layer="layout" svg:width="4.452cm" svg:height="2.15cm" svg:x="84.3cm" svg:y="48.2cm">
          <draw:text-box>
            <text:p text:style-name="P1"><text:span text:style-name="T1">msg_content</text:span></text:p>
            <text:p text:style-name="P1"><text:span text:style-name="T2">MsgCod</text:span></text:p>
            <text:p text:style-name="P1"><text:span text:style-name="T2">Subject</text:span></text:p>
            <text:p text:style-name="P1"><text:span text:style-name="T2">Content</text:span></text:p>
          </draw:text-box>
        </draw:frame>
        <draw:frame draw:style-name="gr15" draw:text-style-name="P1" xml:id="id49" draw:id="id49" draw:layer="layout" svg:width="3.41cm" svg:height="1.761cm" svg:x="79.5cm" svg:y="51.739cm">
          <draw:text-box>
            <text:p text:style-name="P1"><text:span text:style-name="T1">msg_new</text:span></text:p>
            <text:p text:style-name="P1"><text:span text:style-name="T2">UsrCod</text:span></text:p>
            <text:p text:style-name="P1"><text:span text:style-name="T2">NumNewMsgs</text:span></text:p>
          </draw:text-box>
        </draw:frame>
        <draw:frame draw:style-name="gr15" draw:text-style-name="P1" xml:id="id30" draw:id="id30" draw:layer="layout" svg:width="3.093cm" svg:height="3.317cm" svg:x="84.207cm" svg:y="52.2cm">
          <draw:text-box>
            <text:p text:style-name="P1"><text:span text:style-name="T1">msg_rcv</text:span></text:p>
            <text:p text:style-name="P1"><text:span text:style-name="T2">MsgCod</text:span></text:p>
            <text:p text:style-name="P1"><text:span text:style-name="T2">UsrCod</text:span></text:p>
            <text:p text:style-name="P1"><text:span text:style-name="T2">Notified</text:span></text:p>
            <text:p text:style-name="P1"><text:span text:style-name="T2">Open</text:span></text:p>
            <text:p text:style-name="P1"><text:span text:style-name="T2">Replied</text:span></text:p>
            <text:p text:style-name="P1"><text:span text:style-name="T2">Expanded</text:span></text:p>
          </draw:text-box>
        </draw:frame>
        <draw:frame draw:style-name="gr16" draw:text-style-name="P1" xml:id="id32" draw:id="id32" draw:layer="layout" svg:width="5.667cm" svg:height="2.928cm" svg:x="88.133cm" svg:y="52.272cm">
          <draw:text-box>
            <text:p text:style-name="P1"><text:span text:style-name="T1">msg_rcv_deleted</text:span></text:p>
            <text:p text:style-name="P1"><text:span text:style-name="T2">MsgCod</text:span></text:p>
            <text:p text:style-name="P1"><text:span text:style-name="T2">UsrCod</text:span></text:p>
            <text:p text:style-name="P1"><text:span text:style-name="T2">Notified</text:span></text:p>
            <text:p text:style-name="P1"><text:span text:style-name="T2">Open</text:span></text:p>
            <text:p text:style-name="P1"><text:span text:style-name="T2">Replied</text:span></text:p>
          </draw:text-box>
        </draw:frame>
        <draw:frame draw:style-name="gr15" draw:text-style-name="P1" xml:id="id28" draw:id="id28" draw:layer="layout" svg:width="3.11cm" svg:height="2.928cm" svg:x="82.3cm" svg:y="43.7cm">
          <draw:text-box>
            <text:p text:style-name="P1"><text:span text:style-name="T1">msg_snt</text:span></text:p>
            <text:p text:style-name="P1"><text:span text:style-name="T2">MsgCod</text:span></text:p>
            <text:p text:style-name="P1"><text:span text:style-name="T2">CrsCod</text:span></text:p>
            <text:p text:style-name="P1"><text:span text:style-name="T2">UsrCod</text:span></text:p>
            <text:p text:style-name="P1"><text:span text:style-name="T2">Expanded</text:span></text:p>
            <text:p text:style-name="P1"><text:span text:style-name="T2">CreatTime</text:span></text:p>
          </draw:text-box>
        </draw:frame>
        <draw:frame draw:style-name="gr15" draw:text-style-name="P1" xml:id="id31" draw:id="id31" draw:layer="layout" svg:width="5.684cm" svg:height="2.539cm" svg:x="93.1cm" svg:y="44.061cm">
          <draw:text-box>
            <text:p text:style-name="P1"><text:span text:style-name="T1">msg_snt_deleted</text:span></text:p>
            <text:p text:style-name="P1"><text:span text:style-name="T2">MsgCod</text:span></text:p>
            <text:p text:style-name="P1"><text:span text:style-name="T2">CrsCod</text:span></text:p>
            <text:p text:style-name="P1"><text:span text:style-name="T2">UsrCod</text:span></text:p>
            <text:p text:style-name="P1"><text:span text:style-name="T2">CreatTime</text:span></text:p>
          </draw:text-box>
        </draw:frame>
        <draw:connector draw:style-name="gr4" draw:text-style-name="P2" draw:layer="layout" draw:type="curve" svg:x1="83.855cm" svg:y1="46.628cm" svg:x2="86.526cm" svg:y2="48.2cm" draw:start-shape="id28" draw:start-glue-point="2" draw:end-shape="id29" draw:end-glue-point="0" svg:d="m83855 46628c0 1179 2671 393 2671 1572">
          <text:p/>
        </draw:connector>
        <draw:connector draw:style-name="gr4" draw:text-style-name="P2" draw:layer="layout" draw:type="curve" svg:x1="85.753cm" svg:y1="52.2cm" svg:x2="86.526cm" svg:y2="50.35cm" draw:start-shape="id30" draw:end-shape="id29" draw:end-glue-point="2" svg:d="m85753 52200c0-1387 773-463 773-1850">
          <text:p/>
        </draw:connector>
        <draw:connector draw:style-name="gr4" draw:text-style-name="P2" draw:layer="layout" draw:type="curve" svg:x1="95.942cm" svg:y1="46.6cm" svg:x2="86.526cm" svg:y2="48.2cm" draw:start-shape="id31" draw:start-glue-point="2" draw:end-shape="id29" svg:d="m95942 46600c0 1200-9416 400-9416 1600">
          <text:p/>
        </draw:connector>
        <draw:connector draw:style-name="gr4" draw:text-style-name="P2" draw:layer="layout" draw:type="curve" svg:x1="90.966cm" svg:y1="52.272cm" svg:x2="86.526cm" svg:y2="50.35cm" draw:start-shape="id32" draw:start-glue-point="0" draw:end-shape="id29" draw:end-glue-point="2" svg:d="m90966 52272c0-1441-4440-481-4440-1922">
          <text:p/>
        </draw:connector>
        <draw:connector draw:style-name="gr4" draw:text-style-name="P2" draw:layer="layout" draw:type="curve" svg:x1="90.966cm" svg:y1="52.272cm" svg:x2="92.64cm" svg:y2="50.273cm" draw:start-shape="id32" draw:end-shape="id33" draw:end-glue-point="2" svg:d="m90966 52272c0-1498 1674-499 1674-1999">
          <text:p/>
        </draw:connector>
        <draw:connector draw:style-name="gr4" draw:text-style-name="P2" draw:layer="layout" draw:type="curve" svg:x1="95.942cm" svg:y1="46.6cm" svg:x2="92.64cm" svg:y2="48.123cm" draw:start-shape="id31" draw:start-glue-point="2" draw:end-shape="id33" draw:end-glue-point="0" svg:d="m95942 46600c0 1143-3302 382-3302 1523">
          <text:p/>
        </draw:connector>
        <draw:frame draw:style-name="gr17" draw:text-style-name="P1" xml:id="id58" draw:id="id58" draw:layer="layout" svg:width="2.725cm" svg:height="3.706cm" svg:x="51.775cm" svg:y="45.5cm">
          <draw:text-box>
            <text:p text:style-name="P1"><text:span text:style-name="T1">notices</text:span></text:p>
            <text:p text:style-name="P1"><text:span text:style-name="T2">NotCod</text:span></text:p>
            <text:p text:style-name="P1"><text:span text:style-name="T2">CrsCod</text:span></text:p>
            <text:p text:style-name="P1"><text:span text:style-name="T2">UsrCod</text:span></text:p>
            <text:p text:style-name="P1"><text:span text:style-name="T2">CreatTime</text:span></text:p>
            <text:p text:style-name="P1"><text:span text:style-name="T2">Content</text:span></text:p>
            <text:p text:style-name="P1"><text:span text:style-name="T2">Status</text:span></text:p>
            <text:p text:style-name="P1"><text:span text:style-name="T2">NumNotif</text:span></text:p>
          </draw:text-box>
        </draw:frame>
        <draw:frame draw:style-name="gr3" draw:text-style-name="P1" xml:id="id59" draw:id="id59" draw:layer="layout" svg:width="5.298cm" svg:height="3.317cm" svg:x="55cm" svg:y="45.683cm">
          <draw:text-box>
            <text:p text:style-name="P1"><text:span text:style-name="T1">notices_deleted</text:span></text:p>
            <text:p text:style-name="P1"><text:span text:style-name="T2">NotCod</text:span></text:p>
            <text:p text:style-name="P1"><text:span text:style-name="T2">CrsCod</text:span></text:p>
            <text:p text:style-name="P1"><text:span text:style-name="T2">UsrCod</text:span></text:p>
            <text:p text:style-name="P1"><text:span text:style-name="T2">CreatTime</text:span></text:p>
            <text:p text:style-name="P1"><text:span text:style-name="T2">Content</text:span></text:p>
            <text:p text:style-name="P1"><text:span text:style-name="T2">NumNotif</text:span></text:p>
          </draw:text-box>
        </draw:frame>
        <draw:frame draw:style-name="gr18" draw:text-style-name="P1" xml:id="id68" draw:id="id68" draw:layer="layout" svg:width="2.526cm" svg:height="4.484cm" svg:x="98.5cm" svg:y="34.016cm">
          <draw:text-box>
            <text:p text:style-name="P1"><text:span text:style-name="T1">notif</text:span></text:p>
            <text:p text:style-name="P1"><text:span text:style-name="T2">NotifyEvent</text:span></text:p>
            <text:p text:style-name="P1"><text:span text:style-name="T2">ToUsrCod</text:span></text:p>
            <text:p text:style-name="P1"><text:span text:style-name="T2">FromUsrCod</text:span></text:p>
            <text:p text:style-name="P1"><text:span text:style-name="T2">InsCod</text:span></text:p>
            <text:p text:style-name="P1"><text:span text:style-name="T2">DegCod</text:span></text:p>
            <text:p text:style-name="P1"><text:span text:style-name="T2">CrsCod</text:span></text:p>
            <text:p text:style-name="P1"><text:span text:style-name="T2">Cod</text:span></text:p>
            <text:p text:style-name="P1"><text:span text:style-name="T2">TimeNotif</text:span></text:p>
            <text:p text:style-name="P1"><text:span text:style-name="T2">Status</text:span></text:p>
          </draw:text-box>
        </draw:frame>
        <draw:frame draw:style-name="gr1" draw:text-style-name="P1" xml:id="id47" draw:id="id47" draw:layer="layout" svg:width="5.675cm" svg:height="2.15cm" svg:x="50.325cm" svg:y="63.5cm">
          <draw:text-box>
            <text:p text:style-name="P1"><text:span text:style-name="T1">pending_passwd</text:span></text:p>
            <text:p text:style-name="P1"><text:span text:style-name="T2">UsrCod</text:span></text:p>
            <text:p text:style-name="P1"><text:span text:style-name="T2">PendingPassword</text:span></text:p>
            <text:p text:style-name="P1"><text:span text:style-name="T2">DateAndTime</text:span></text:p>
          </draw:text-box>
        </draw:frame>
        <draw:frame draw:style-name="gr19" draw:text-style-name="P1" xml:id="id34" draw:id="id34" draw:layer="layout" svg:width="2.475cm" svg:height="2.15cm" svg:x="60.025cm" svg:y="9.9cm">
          <draw:text-box>
            <text:p text:style-name="P1"><text:span text:style-name="T1">places</text:span></text:p>
            <text:p text:style-name="P1"><text:span text:style-name="T2">PlcCod</text:span></text:p>
            <text:p text:style-name="P1"><text:span text:style-name="T2">ShortName</text:span></text:p>
            <text:p text:style-name="P1"><text:span text:style-name="T2">FullName</text:span></text:p>
          </draw:text-box>
        </draw:frame>
        <draw:connector draw:style-name="gr4" draw:text-style-name="P2" draw:layer="layout" draw:type="curve" svg:x1="51.932cm" svg:y1="7.531cm" svg:x2="61.262cm" svg:y2="9.9cm" draw:start-shape="id16" draw:start-glue-point="1" draw:end-shape="id34" draw:end-glue-point="0" svg:d="m51932 7531c6220 0 9330 789 9330 2369">
          <text:p/>
        </draw:connector>
        <draw:connector draw:style-name="gr4" draw:text-style-name="P2" draw:layer="layout" draw:type="curve" svg:x1="64.538cm" svg:y1="11.4cm" svg:x2="62.5cm" svg:y2="10.975cm" draw:start-shape="id35" draw:start-glue-point="0" draw:end-shape="id34" draw:end-glue-point="1" svg:d="m64538 11400c0-284-679-425-2038-425">
          <text:p/>
        </draw:connector>
        <draw:frame draw:style-name="gr1" draw:text-style-name="P1" draw:layer="layout" svg:width="2.767cm" svg:height="3.706cm" svg:x="61.733cm" svg:y="77.233cm">
          <draw:text-box>
            <text:p text:style-name="P1"><text:span text:style-name="T1">plugins</text:span></text:p>
            <text:p text:style-name="P1"><text:span text:style-name="T2">PlgCod</text:span></text:p>
            <text:p text:style-name="P1"><text:span text:style-name="T2">Name</text:span></text:p>
            <text:p text:style-name="P1"><text:span text:style-name="T2">Description</text:span></text:p>
            <text:p text:style-name="P1"><text:span text:style-name="T2">Logo</text:span></text:p>
            <text:p text:style-name="P1"><text:span text:style-name="T2">AppKey</text:span></text:p>
            <text:p text:style-name="P1"><text:span text:style-name="T2">URL</text:span></text:p>
            <text:p text:style-name="P1"><text:span text:style-name="T2">IP</text:span></text:p>
          </draw:text-box>
        </draw:frame>
        <draw:frame draw:style-name="gr20" draw:text-style-name="P1" xml:id="id65" draw:id="id65" draw:layer="layout" svg:width="5.726cm" svg:height="3.317cm" svg:x="70.5cm" svg:y="56.183cm">
          <draw:text-box>
            <text:p text:style-name="P1"><text:span text:style-name="T1">imported_groups</text:span></text:p>
            <text:p text:style-name="P1"><text:span text:style-name="T2">GrpCod</text:span></text:p>
            <text:p text:style-name="P1"><text:span text:style-name="T2">SessionId</text:span></text:p>
            <text:p text:style-name="P1"><text:span text:style-name="T2">DegName</text:span></text:p>
            <text:p text:style-name="P1"><text:span text:style-name="T2">CrsName</text:span></text:p>
            <text:p text:style-name="P1"><text:span text:style-name="T2">GrpName</text:span></text:p>
            <text:p text:style-name="P1"><text:span text:style-name="T2">GrpType</text:span></text:p>
          </draw:text-box>
        </draw:frame>
        <draw:frame draw:style-name="gr21" draw:text-style-name="P1" xml:id="id62" draw:id="id62" draw:layer="layout" svg:width="6.285cm" svg:height="3cm" svg:x="65.715cm" svg:y="64.5cm">
          <draw:text-box>
            <text:p text:style-name="P1"><text:span text:style-name="T1">imported_sessions</text:span></text:p>
            <text:p text:style-name="P1"><text:span text:style-name="T2">SessionId</text:span></text:p>
            <text:p text:style-name="P1"><text:span text:style-name="T2">UsrCod</text:span></text:p>
            <text:p text:style-name="P1"><text:span text:style-name="T2">ImportedUsrId</text:span></text:p>
            <text:p text:style-name="P1"><text:span text:style-name="T2">ImportedSessionId</text:span></text:p>
            <text:p text:style-name="P1"><text:span text:style-name="T2">ImportedRole</text:span></text:p>
          </draw:text-box>
        </draw:frame>
        <draw:frame draw:style-name="gr22" draw:text-style-name="P1" xml:id="id66" draw:id="id66" draw:layer="layout" svg:width="6.217cm" svg:height="3.706cm" svg:x="65.783cm" svg:y="60.294cm">
          <draw:text-box>
            <text:p text:style-name="P1"><text:span text:style-name="T1">imported_students</text:span></text:p>
            <text:p text:style-name="P1"><text:span text:style-name="T2">GrpCod</text:span></text:p>
            <text:p text:style-name="P1"><text:span text:style-name="T2">DNI</text:span></text:p>
            <text:p text:style-name="P1"><text:span text:style-name="T2">Surname1</text:span></text:p>
            <text:p text:style-name="P1"><text:span text:style-name="T2">Surname2</text:span></text:p>
            <text:p text:style-name="P1"><text:span text:style-name="T2">FirstName</text:span></text:p>
            <text:p text:style-name="P1"><text:span text:style-name="T2">Sex</text:span></text:p>
            <text:p text:style-name="P1"><text:span text:style-name="T2">E_mail</text:span></text:p>
          </draw:text-box>
        </draw:frame>
        <draw:frame draw:style-name="gr23" draw:text-style-name="P1" xml:id="id42" draw:id="id42" draw:layer="layout" svg:width="3.254cm" svg:height="5.651cm" svg:x="77.5cm" svg:y="36.5cm">
          <draw:text-box>
            <text:p text:style-name="P1"><text:span text:style-name="T1">sessions</text:span></text:p>
            <text:p text:style-name="P1"><text:span text:style-name="T2">SessionId</text:span></text:p>
            <text:p text:style-name="P1"><text:span text:style-name="T2">UsrCod</text:span></text:p>
            <text:p text:style-name="P1"><text:span text:style-name="T2">Password</text:span></text:p>
            <text:p text:style-name="P1"><text:span text:style-name="T2">Role</text:span></text:p>
            <text:p text:style-name="P1"><text:span text:style-name="T2">DegTypCod</text:span></text:p>
            <text:p text:style-name="P1"><text:span text:style-name="T2">DegCod</text:span></text:p>
            <text:p text:style-name="P1"><text:span text:style-name="T2">CrsCod</text:span></text:p>
            <text:p text:style-name="P1"><text:span text:style-name="T2">LastTime</text:span></text:p>
            <text:p text:style-name="P1"><text:span text:style-name="T2">LastRefresh</text:span></text:p>
            <text:p text:style-name="P1"><text:span text:style-name="T2">LastPageMsgRcv</text:span></text:p>
            <text:p text:style-name="P1"><text:span text:style-name="T2">LastPageMsgSnt</text:span></text:p>
            <text:p text:style-name="P1"><text:span text:style-name="T2">SideCols</text:span></text:p>
          </draw:text-box>
        </draw:frame>
        <draw:frame draw:style-name="gr1" draw:text-style-name="P1" xml:id="id36" draw:id="id36" draw:layer="layout" svg:width="4.6cm" svg:height="3.317cm" svg:x="55cm" svg:y="10.4cm">
          <draw:text-box>
            <text:p text:style-name="P1"><text:span text:style-name="T1">sta_degrees</text:span></text:p>
            <text:p text:style-name="P1"><text:span text:style-name="T2">DegCod</text:span></text:p>
            <text:p text:style-name="P1"><text:span text:style-name="T2">Sex</text:span></text:p>
            <text:p text:style-name="P1"><text:span text:style-name="T2">NumStds</text:span></text:p>
            <text:p text:style-name="P1"><text:span text:style-name="T2">NumStdsWithPhoto</text:span></text:p>
            <text:p text:style-name="P1"><text:span text:style-name="T2">TimeAvgPhoto</text:span></text:p>
            <text:p text:style-name="P1"><text:span text:style-name="T2">TimeToComputeAvgPhoto</text:span></text:p>
          </draw:text-box>
        </draw:frame>
        <draw:connector draw:style-name="gr4" draw:text-style-name="P2" draw:layer="layout" draw:type="curve" svg:x1="51.932cm" svg:y1="7.531cm" svg:x2="57.3cm" svg:y2="10.4cm" draw:start-shape="id16" draw:end-shape="id36" draw:end-glue-point="0" svg:d="m51932 7531c3579 0 5368 956 5368 2869">
          <text:p/>
        </draw:connector>
        <draw:frame draw:style-name="gr1" draw:text-style-name="P1" xml:id="id64" draw:id="id64" draw:layer="layout" svg:width="3.148cm" svg:height="2.928cm" svg:x="51.5cm" svg:y="10.472cm">
          <draw:text-box>
            <text:p text:style-name="P1"><text:span text:style-name="T1">sta_notif</text:span></text:p>
            <text:p text:style-name="P1"><text:span text:style-name="T2">DegCod</text:span></text:p>
            <text:p text:style-name="P1"><text:span text:style-name="T2">CrsCod</text:span></text:p>
            <text:p text:style-name="P1"><text:span text:style-name="T2">NotifyEvent</text:span></text:p>
            <text:p text:style-name="P1"><text:span text:style-name="T2">NumEvents</text:span></text:p>
            <text:p text:style-name="P1"><text:span text:style-name="T2">NumMails</text:span></text:p>
          </draw:text-box>
        </draw:frame>
        <draw:frame draw:style-name="gr1" draw:text-style-name="P1" xml:id="id37" draw:id="id37" draw:layer="layout" svg:width="4.587cm" svg:height="4.095cm" svg:x="35cm" svg:y="33.405cm">
          <draw:text-box>
            <text:p text:style-name="P1"><text:span text:style-name="T1">timetable_crs</text:span></text:p>
            <text:p text:style-name="P1"><text:span text:style-name="T2">CrsCod</text:span></text:p>
            <text:p text:style-name="P1"><text:span text:style-name="T2">GrpCod</text:span></text:p>
            <text:p text:style-name="P1"><text:span text:style-name="T2">Day</text:span></text:p>
            <text:p text:style-name="P1"><text:span text:style-name="T2">Hour</text:span></text:p>
            <text:p text:style-name="P1"><text:span text:style-name="T2">Duration</text:span></text:p>
            <text:p text:style-name="P1"><text:span text:style-name="T2">ClassType</text:span></text:p>
            <text:p text:style-name="P1"><text:span text:style-name="T2">Place</text:span></text:p>
            <text:p text:style-name="P1"><text:span text:style-name="T2">GroupName</text:span></text:p>
          </draw:text-box>
        </draw:frame>
        <draw:connector draw:style-name="gr4" draw:text-style-name="P2" draw:layer="layout" draw:type="curve" svg:x1="49cm" svg:y1="15.658cm" svg:x2="37.293cm" svg:y2="33.405cm" draw:start-shape="id5" draw:start-glue-point="3" draw:end-shape="id37" draw:end-glue-point="0" svg:d="m49000 15658c-7805 0-11707 5915-11707 17747">
          <text:p/>
        </draw:connector>
        <draw:frame draw:style-name="gr19" draw:text-style-name="P1" xml:id="id54" draw:id="id54" draw:layer="layout" svg:width="4.452cm" svg:height="2.928cm" svg:x="36.548cm" svg:y="78.222cm">
          <draw:text-box>
            <text:p text:style-name="P1"><text:span text:style-name="T1">timetable_tut</text:span></text:p>
            <text:p text:style-name="P1"><text:span text:style-name="T2">UsrCod</text:span></text:p>
            <text:p text:style-name="P1"><text:span text:style-name="T2">Day</text:span></text:p>
            <text:p text:style-name="P1"><text:span text:style-name="T2">Hour</text:span></text:p>
            <text:p text:style-name="P1"><text:span text:style-name="T2">Duration</text:span></text:p>
            <text:p text:style-name="P1"><text:span text:style-name="T2">Place</text:span></text:p>
          </draw:text-box>
        </draw:frame>
        <draw:frame draw:style-name="gr24" draw:text-style-name="P1" xml:id="id43" draw:id="id43" draw:layer="layout" svg:width="4.181cm" svg:height="2.539cm" svg:x="65.5cm" svg:y="27.961cm">
          <draw:text-box>
            <text:p text:style-name="P1"><text:span text:style-name="T1">tst_answers</text:span></text:p>
            <text:p text:style-name="P1"><text:span text:style-name="T2">QstCod</text:span></text:p>
            <text:p text:style-name="P1"><text:span text:style-name="T2">AnsInd</text:span></text:p>
            <text:p text:style-name="P1"><text:span text:style-name="T2">Answer</text:span></text:p>
            <text:p text:style-name="P1"><text:span text:style-name="T2">Correct</text:span></text:p>
          </draw:text-box>
        </draw:frame>
        <draw:frame draw:style-name="gr24" draw:text-style-name="P1" xml:id="id38" draw:id="id38" draw:layer="layout" svg:width="3.927cm" svg:height="3.706cm" svg:x="57.073cm" svg:y="18.5cm">
          <draw:text-box>
            <text:p text:style-name="P1"><text:span text:style-name="T1">tst_config</text:span></text:p>
            <text:p text:style-name="P1"><text:span text:style-name="T2">CrsCod</text:span></text:p>
            <text:p text:style-name="P1"><text:span text:style-name="T2">Pluggable</text:span></text:p>
            <text:p text:style-name="P1"><text:span text:style-name="T2">Min</text:span></text:p>
            <text:p text:style-name="P1"><text:span text:style-name="T2">Def</text:span></text:p>
            <text:p text:style-name="P1"><text:span text:style-name="T2">Max</text:span></text:p>
            <text:p text:style-name="P1"><text:span text:style-name="T2">MinTimeNxtTstPerQst</text:span></text:p>
            <text:p text:style-name="P1"><text:span text:style-name="T2">Feedback</text:span></text:p>
          </draw:text-box>
        </draw:frame>
        <draw:connector draw:style-name="gr4" draw:text-style-name="P2" draw:layer="layout" draw:type="curve" svg:x1="51.932cm" svg:y1="15.658cm" svg:x2="59.036cm" svg:y2="18.5cm" draw:start-shape="id5" draw:start-glue-point="1" draw:end-shape="id38" draw:end-glue-point="0" svg:d="m51932 15658c4736 0 7104 947 7104 2842">
          <text:p/>
        </draw:connector>
        <draw:frame draw:style-name="gr24" draw:text-style-name="P1" xml:id="id40" draw:id="id40" draw:layer="layout" svg:width="5.933cm" svg:height="2.15cm" svg:x="53.5cm" svg:y="22.5cm">
          <draw:text-box>
            <text:p text:style-name="P1"><text:span text:style-name="T1">tst_question_tags</text:span></text:p>
            <text:p text:style-name="P1"><text:span text:style-name="T2">QstCod</text:span></text:p>
            <text:p text:style-name="P1"><text:span text:style-name="T2">TagCod</text:span></text:p>
            <text:p text:style-name="P1"><text:span text:style-name="T2">TagInd</text:span></text:p>
          </draw:text-box>
        </draw:frame>
        <draw:frame draw:style-name="gr24" draw:text-style-name="P1" xml:id="id39" draw:id="id39" draw:layer="layout" svg:width="4.63cm" svg:height="4.095cm" svg:x="60cm" svg:y="24.794cm">
          <draw:text-box>
            <text:p text:style-name="P1"><text:span text:style-name="T1">tst_questions</text:span></text:p>
            <text:p text:style-name="P1"><text:span text:style-name="T2">QstCod</text:span></text:p>
            <text:p text:style-name="P1"><text:span text:style-name="T2">CrsCod</text:span></text:p>
            <text:p text:style-name="P1"><text:span text:style-name="T2">EditTime</text:span></text:p>
            <text:p text:style-name="P1"><text:span text:style-name="T2">AnsType</text:span></text:p>
            <text:p text:style-name="P1"><text:span text:style-name="T2">Shuffle</text:span></text:p>
            <text:p text:style-name="P1"><text:span text:style-name="T2">Stem</text:span></text:p>
            <text:p text:style-name="P1"><text:span text:style-name="T2">NumHits</text:span></text:p>
            <text:p text:style-name="P1"><text:span text:style-name="T2">Score</text:span></text:p>
          </draw:text-box>
        </draw:frame>
        <draw:connector draw:style-name="gr4" draw:text-style-name="P2" draw:layer="layout" draw:type="curve" svg:x1="62.315cm" svg:y1="24.794cm" svg:x2="59.433cm" svg:y2="23.575cm" draw:start-shape="id39" draw:start-glue-point="0" draw:end-shape="id40" draw:end-glue-point="1" svg:d="m62315 24794c0-813-960-1219-2882-1219">
          <text:p/>
        </draw:connector>
        <draw:frame draw:style-name="gr24" draw:text-style-name="P1" xml:id="id41" draw:id="id41" draw:layer="layout" svg:width="3.495cm" svg:height="2.539cm" svg:x="66.005cm" svg:y="23cm">
          <draw:text-box>
            <text:p text:style-name="P1"><text:span text:style-name="T1">tst_status</text:span></text:p>
            <text:p text:style-name="P1"><text:span text:style-name="T2">SessionId</text:span></text:p>
            <text:p text:style-name="P1"><text:span text:style-name="T2">CrsCod</text:span></text:p>
            <text:p text:style-name="P1"><text:span text:style-name="T2">NumTst</text:span></text:p>
            <text:p text:style-name="P1"><text:span text:style-name="T2">Status</text:span></text:p>
          </draw:text-box>
        </draw:frame>
        <draw:connector draw:style-name="gr4" draw:text-style-name="P2" draw:layer="layout" draw:type="curve" svg:x1="51.932cm" svg:y1="15.658cm" svg:x2="67.752cm" svg:y2="23cm" draw:start-shape="id5" draw:start-glue-point="1" draw:end-shape="id41" draw:end-glue-point="0" svg:d="m51932 15658c10547 0 15820 2447 15820 7342">
          <text:p/>
        </draw:connector>
        <draw:connector draw:style-name="gr4" draw:text-style-name="P2" draw:layer="layout" draw:type="curve" svg:x1="79.127cm" svg:y1="36.5cm" svg:x2="69.5cm" svg:y2="24.269cm" draw:start-shape="id42" draw:start-glue-point="0" draw:end-shape="id41" draw:end-glue-point="1" svg:d="m79127 36500c0-8154-3209-12231-9627-12231">
          <text:p/>
        </draw:connector>
        <draw:connector draw:style-name="gr4" draw:text-style-name="P2" draw:layer="layout" draw:type="curve" svg:x1="64.63cm" svg:y1="26.841cm" svg:x2="67.59cm" svg:y2="27.961cm" draw:start-shape="id39" draw:start-glue-point="1" draw:end-shape="id43" draw:end-glue-point="0" svg:d="m64630 26841c1974 0 2960 373 2960 1120">
          <text:p/>
        </draw:connector>
        <draw:frame draw:style-name="gr24" draw:text-style-name="P1" xml:id="id44" draw:id="id44" draw:layer="layout" svg:width="2.932cm" svg:height="2.928cm" svg:x="52cm" svg:y="19cm">
          <draw:text-box>
            <text:p text:style-name="P1"><text:span text:style-name="T1">tst_tags</text:span></text:p>
            <text:p text:style-name="P1"><text:span text:style-name="T2">TagCod</text:span></text:p>
            <text:p text:style-name="P1"><text:span text:style-name="T2">CrsCod</text:span></text:p>
            <text:p text:style-name="P1"><text:span text:style-name="T2">ChangeTime</text:span></text:p>
            <text:p text:style-name="P1"><text:span text:style-name="T2">TagTxt</text:span></text:p>
            <text:p text:style-name="P1"><text:span text:style-name="T2">TagHidden</text:span></text:p>
          </draw:text-box>
        </draw:frame>
        <draw:connector draw:style-name="gr4" draw:text-style-name="P2" draw:layer="layout" draw:type="curve" svg:x1="51.932cm" svg:y1="15.658cm" svg:x2="53.466cm" svg:y2="19cm" draw:start-shape="id5" draw:start-glue-point="1" draw:end-shape="id44" draw:end-glue-point="0" svg:d="m51932 15658c1023 0 1534 1114 1534 3342">
          <text:p/>
        </draw:connector>
        <draw:connector draw:style-name="gr4" draw:text-style-name="P2" draw:layer="layout" draw:type="curve" svg:x1="56.466cm" svg:y1="22.5cm" svg:x2="54.932cm" svg:y2="20.464cm" draw:start-shape="id40" draw:start-glue-point="0" draw:end-shape="id44" draw:end-glue-point="1" svg:d="m56466 22500c0-1358-511-2036-1534-2036">
          <text:p/>
        </draw:connector>
        <draw:frame draw:style-name="gr6" draw:text-style-name="P1" xml:id="id45" draw:id="id45" draw:layer="layout" svg:width="3.266cm" svg:height="16.154cm" svg:x="46cm" svg:y="66.346cm">
          <draw:text-box>
            <text:p text:style-name="P1"><text:span text:style-name="T1">usr_data</text:span></text:p>
            <text:p text:style-name="P1"><text:span text:style-name="T2">UsrCod</text:span></text:p>
            <text:p text:style-name="P1"><text:span text:style-name="T2">EncryptedUsrCod</text:span></text:p>
            <text:p text:style-name="P1"><text:span text:style-name="T2">DNI</text:span></text:p>
            <text:p text:style-name="P1"><text:span text:style-name="T2">Nickname</text:span></text:p>
            <text:p text:style-name="P1"><text:span text:style-name="T2">Password</text:span></text:p>
            <text:p text:style-name="P1"><text:span text:style-name="T2">Surname1</text:span></text:p>
            <text:p text:style-name="P1"><text:span text:style-name="T2">Surname2</text:span></text:p>
            <text:p text:style-name="P1"><text:span text:style-name="T2">FirstName</text:span></text:p>
            <text:p text:style-name="P1"><text:span text:style-name="T2">Sex</text:span></text:p>
            <text:p text:style-name="P1"><text:span text:style-name="T2">Layout</text:span></text:p>
            <text:p text:style-name="P1"><text:span text:style-name="T2">Theme</text:span></text:p>
            <text:p text:style-name="P1"><text:span text:style-name="T2">Language</text:span></text:p>
            <text:p text:style-name="P1"><text:span text:style-name="T2">E_mail</text:span></text:p>
            <text:p text:style-name="P1"><text:span text:style-name="T2">WWW</text:span></text:p>
            <text:p text:style-name="P1"><text:span text:style-name="T2">Twitter</text:span></text:p>
            <text:p text:style-name="P1"><text:span text:style-name="T2">Skype</text:span></text:p>
            <text:p text:style-name="P1"><text:span text:style-name="T2">Photo</text:span></text:p>
            <text:p text:style-name="P1"><text:span text:style-name="T2">PublicPhoto</text:span></text:p>
            <text:p text:style-name="P1"><text:span text:style-name="T2">CtyCod</text:span></text:p>
            <text:p text:style-name="P1"><text:span text:style-name="T2">InsCod</text:span></text:p>
            <text:p text:style-name="P1"><text:span text:style-name="T2">DptCod</text:span></text:p>
            <text:p text:style-name="P1"><text:span text:style-name="T2">CtrCod</text:span></text:p>
            <text:p text:style-name="P1"><text:span text:style-name="T2">Office</text:span></text:p>
            <text:p text:style-name="P1"><text:span text:style-name="T2">OfficePhone</text:span></text:p>
            <text:p text:style-name="P1"><text:span text:style-name="T2">LocalAddress</text:span></text:p>
            <text:p text:style-name="P1"><text:span text:style-name="T2">LocalPhone</text:span></text:p>
            <text:p text:style-name="P1"><text:span text:style-name="T2">FamilyAddress</text:span></text:p>
            <text:p text:style-name="P1"><text:span text:style-name="T2">FamilyPhone</text:span></text:p>
            <text:p text:style-name="P1"><text:span text:style-name="T2">OriginPlace</text:span></text:p>
            <text:p text:style-name="P1"><text:span text:style-name="T2">Birthday</text:span></text:p>
            <text:p text:style-name="P1"><text:span text:style-name="T2">Comments</text:span></text:p>
            <text:p text:style-name="P1"><text:span text:style-name="T2">NumNewMsgs</text:span></text:p>
            <text:p text:style-name="P1"><text:span text:style-name="T2">SideCols</text:span></text:p>
            <text:p text:style-name="P1"><text:span text:style-name="T2">SecureIcons</text:span></text:p>
            <text:p text:style-name="P1"><text:span text:style-name="T2">NotifyEvents</text:span></text:p>
            <text:p text:style-name="P1"><text:span text:style-name="T2">LastTab</text:span></text:p>
            <text:p text:style-name="P1"><text:span text:style-name="T2">LastTime</text:span></text:p>
            <text:p text:style-name="P1"><text:span text:style-name="T2">LastAccNotif</text:span></text:p>
            <text:p text:style-name="P1"><text:span text:style-name="T2">LastAccBriefcase</text:span></text:p>
          </draw:text-box>
        </draw:frame>
        <draw:connector draw:style-name="gr4" draw:text-style-name="P2" draw:layer="layout" draw:type="curve" svg:x1="49.429cm" svg:y1="54.596cm" svg:x2="47.633cm" svg:y2="66.346cm" draw:start-shape="id15" draw:end-shape="id45" draw:end-glue-point="0" svg:d="m49429 54596c0 8812-1796 2938-1796 11750">
          <text:p/>
        </draw:connector>
        <draw:frame draw:style-name="gr1" draw:text-style-name="P1" xml:id="id48" draw:id="id48" draw:layer="layout" svg:width="3.118cm" svg:height="2.15cm" svg:x="57.882cm" svg:y="77.9cm">
          <draw:text-box>
            <text:p text:style-name="P1"><text:span text:style-name="T1">ws_keys</text:span></text:p>
            <text:p text:style-name="P1"><text:span text:style-name="T2">WSKey</text:span></text:p>
            <text:p text:style-name="P1"><text:span text:style-name="T2">UsrCod</text:span></text:p>
            <text:p text:style-name="P1"><text:span text:style-name="T2">LastTime</text:span></text:p>
          </draw:text-box>
        </draw:frame>
        <draw:connector draw:style-name="gr4" draw:text-style-name="P2" draw:layer="layout" draw:type="curve" svg:x1="79.127cm" svg:y1="36.5cm" svg:x2="76.5cm" svg:y2="32.73cm" draw:start-shape="id42" draw:start-glue-point="0" draw:end-shape="id46" draw:end-glue-point="1" svg:d="m79127 36500c0-2514-875-3770-2627-3770">
          <text:p/>
        </draw:connector>
        <draw:connector draw:style-name="gr4" draw:text-style-name="P2" draw:layer="layout" draw:type="curve" svg:x1="49cm" svg:y1="15.658cm" svg:x2="40.19cm" svg:y2="38cm" draw:start-shape="id5" draw:start-glue-point="3" draw:end-shape="id4" draw:end-glue-point="0" svg:d="m49000 15658c-5874 0-8810 7447-8810 22342">
          <text:p/>
        </draw:connector>
        <draw:connector draw:style-name="gr4" draw:text-style-name="P2" draw:layer="layout" draw:type="curve" svg:x1="38.515cm" svg:y1="48.761cm" svg:x2="36.087cm" svg:y2="61.5cm" draw:start-shape="id3" draw:end-shape="id7" draw:end-glue-point="0" svg:d="m38515 48761c0 9555-2428 3186-2428 12739">
          <text:p/>
        </draw:connector>
        <draw:connector draw:style-name="gr4" draw:text-style-name="P2" draw:layer="layout" draw:type="curve" svg:x1="22.034cm" svg:y1="46cm" svg:x2="46cm" svg:y2="74.423cm" draw:start-shape="id6" draw:start-glue-point="2" draw:end-shape="id45" draw:end-glue-point="3" svg:d="m22034 46000c0 18949 7988 28423 23966 28423">
          <text:p/>
        </draw:connector>
        <draw:connector draw:style-name="gr4" draw:text-style-name="P2" draw:layer="layout" draw:type="curve" svg:x1="46cm" svg:y1="74.423cm" svg:x2="40.19cm" svg:y2="42.873cm" draw:start-shape="id45" draw:start-glue-point="3" draw:end-shape="id4" draw:end-glue-point="2" svg:d="m46000 74423c-3874 0-5810-10516-5810-31550">
          <text:p/>
        </draw:connector>
        <draw:connector draw:style-name="gr4" draw:text-style-name="P2" draw:layer="layout" draw:type="curve" svg:x1="36.582cm" svg:y1="70cm" svg:x2="46cm" svg:y2="74.423cm" draw:start-shape="id9" draw:start-glue-point="2" draw:end-shape="id45" draw:end-glue-point="3" svg:d="m36582 70000c0 2949 3139 4423 9418 4423">
          <text:p/>
        </draw:connector>
        <draw:connector draw:style-name="gr4" draw:text-style-name="P2" draw:layer="layout" draw:type="curve" svg:x1="49.266cm" svg:y1="74.423cm" svg:x2="53.162cm" svg:y2="65.65cm" draw:start-shape="id45" draw:start-glue-point="1" draw:end-shape="id47" draw:end-glue-point="2" svg:d="m49266 74423c2598 0 3896-2924 3896-8773">
          <text:p/>
        </draw:connector>
        <draw:connector draw:style-name="gr4" draw:text-style-name="P2" draw:layer="layout" draw:type="curve" svg:x1="49.266cm" svg:y1="74.423cm" svg:x2="59.441cm" svg:y2="77.9cm" draw:start-shape="id45" draw:start-glue-point="1" draw:end-shape="id48" draw:end-glue-point="0" svg:d="m49266 74423c6784 0 10175 1159 10175 3477">
          <text:p/>
        </draw:connector>
        <draw:connector draw:style-name="gr4" draw:text-style-name="P2" draw:layer="layout" draw:type="curve" svg:x1="49.266cm" svg:y1="74.423cm" svg:x2="81.205cm" svg:y2="53.5cm" draw:start-shape="id45" draw:start-glue-point="1" draw:end-shape="id49" draw:end-glue-point="2" svg:d="m49266 74423c21293 0 31939-6974 31939-20923">
          <text:p/>
        </draw:connector>
        <draw:connector draw:style-name="gr4" draw:text-style-name="P2" draw:layer="layout" draw:type="curve" svg:x1="49.266cm" svg:y1="74.423cm" svg:x2="85.753cm" svg:y2="55.517cm" draw:start-shape="id45" draw:start-glue-point="1" draw:end-shape="id30" draw:end-glue-point="2" svg:d="m49266 74423c24325 0 36487-6302 36487-18906">
          <text:p/>
        </draw:connector>
        <draw:connector draw:style-name="gr4" draw:text-style-name="P2" draw:layer="layout" draw:type="curve" svg:x1="49.266cm" svg:y1="74.423cm" svg:x2="83.855cm" svg:y2="46.628cm" draw:start-shape="id45" draw:start-glue-point="1" draw:end-shape="id28" draw:end-glue-point="2" svg:d="m49266 74423c23060 0 34589-9265 34589-27795">
          <text:p/>
        </draw:connector>
        <draw:connector draw:style-name="gr4" draw:text-style-name="P2" draw:layer="layout" draw:type="curve" svg:x1="90.966cm" svg:y1="55.2cm" svg:x2="49.266cm" svg:y2="74.423cm" draw:start-shape="id32" draw:start-glue-point="2" draw:end-shape="id45" draw:end-glue-point="1" svg:d="m90966 55200c0 12816-13900 19223-41700 19223">
          <text:p/>
        </draw:connector>
        <draw:connector draw:style-name="gr4" draw:text-style-name="P2" draw:layer="layout" draw:type="curve" svg:x1="95.942cm" svg:y1="46.6cm" svg:x2="49.266cm" svg:y2="74.423cm" draw:start-shape="id31" draw:start-glue-point="2" draw:end-shape="id45" draw:end-glue-point="1" svg:d="m95942 46600c0 18549-15558 27823-46676 27823">
          <text:p/>
        </draw:connector>
        <draw:connector draw:style-name="gr4" draw:text-style-name="P2" draw:layer="layout" draw:type="curve" svg:x1="49.266cm" svg:y1="74.423cm" svg:x2="108.694cm" svg:y2="52.25cm" draw:start-shape="id45" draw:start-glue-point="1" draw:end-shape="id23" draw:end-glue-point="2" svg:d="m49266 74423c39619 0 59428-7391 59428-22173">
          <text:p/>
        </draw:connector>
        <draw:connector draw:style-name="gr4" draw:text-style-name="P2" draw:layer="layout" draw:type="curve" svg:x1="49.266cm" svg:y1="74.423cm" svg:x2="101.097cm" svg:y2="51.695cm" draw:start-shape="id45" draw:start-glue-point="1" draw:end-shape="id20" draw:end-glue-point="2" svg:d="m49266 74423c34554 0 51831-7576 51831-22728">
          <text:p/>
        </draw:connector>
        <draw:connector draw:style-name="gr4" draw:text-style-name="P2" draw:layer="layout" draw:type="curve" svg:x1="49.266cm" svg:y1="74.423cm" svg:x2="104.738cm" svg:y2="55.1cm" draw:start-shape="id45" draw:start-glue-point="1" draw:end-shape="id21" draw:end-glue-point="2" svg:d="m49266 74423c36982 0 55472-6441 55472-19323">
          <text:p/>
        </draw:connector>
        <draw:connector draw:style-name="gr4" draw:text-style-name="P2" draw:layer="layout" draw:type="curve" svg:x1="5.855cm" svg:y1="50cm" svg:x2="46cm" svg:y2="74.423cm" draw:start-shape="id27" draw:start-glue-point="2" draw:end-shape="id45" draw:end-glue-point="3" svg:d="m5855 50000c0 16282 13381 24423 40145 24423">
          <text:p/>
        </draw:connector>
        <draw:connector draw:style-name="gr4" draw:text-style-name="P2" draw:layer="layout" draw:type="curve" svg:x1="11.939cm" svg:y1="49.873cm" svg:x2="46cm" svg:y2="74.423cm" draw:start-shape="id25" draw:start-glue-point="2" draw:end-shape="id45" draw:end-glue-point="3" svg:d="m11939 49873c0 16367 11353 24550 34061 24550">
          <text:p/>
        </draw:connector>
        <draw:connector draw:style-name="gr4" draw:text-style-name="P2" draw:layer="layout" draw:type="curve" svg:x1="60.491cm" svg:y1="66.911cm" svg:x2="49.266cm" svg:y2="74.423cm" draw:start-shape="id50" draw:start-glue-point="2" draw:end-shape="id45" draw:end-glue-point="1" svg:d="m60491 66911c0 5008-3741 7512-11225 7512">
          <text:p/>
        </draw:connector>
        <draw:connector draw:style-name="gr4" draw:text-style-name="P2" draw:layer="layout" draw:type="curve" svg:x1="49.266cm" svg:y1="74.423cm" svg:x2="106.18cm" svg:y2="70.523cm" draw:start-shape="id45" draw:start-glue-point="1" draw:end-shape="id51" draw:end-glue-point="2" svg:d="m49266 74423c37943 0 56914-1300 56914-3900">
          <text:p/>
        </draw:connector>
        <draw:connector draw:style-name="gr4" draw:text-style-name="P2" draw:layer="layout" draw:type="curve" svg:x1="49.266cm" svg:y1="74.423cm" svg:x2="115.534cm" svg:y2="44.817cm" draw:start-shape="id45" draw:start-glue-point="1" draw:end-shape="id52" draw:end-glue-point="2" svg:d="m49266 74423c44179 0 66268-9868 66268-29606">
          <text:p/>
        </draw:connector>
        <draw:connector draw:style-name="gr4" draw:text-style-name="P2" draw:layer="layout" draw:type="curve" svg:x1="49.266cm" svg:y1="74.423cm" svg:x2="109.623cm" svg:y2="71.578cm" draw:start-shape="id45" draw:start-glue-point="1" draw:end-shape="id53" draw:end-glue-point="2" svg:d="m49266 74423c40238 0 60357-948 60357-2845">
          <text:p/>
        </draw:connector>
        <draw:connector draw:style-name="gr4" draw:text-style-name="P2" draw:layer="layout" draw:type="curve" svg:x1="69.937cm" svg:y1="51.5cm" svg:x2="47.633cm" svg:y2="66.346cm" draw:start-shape="id14" draw:start-glue-point="2" draw:end-shape="id45" draw:end-glue-point="0" svg:d="m69937 51500c0 11134-22304 3712-22304 14846">
          <text:p/>
        </draw:connector>
        <draw:connector draw:style-name="gr4" draw:text-style-name="P2" draw:layer="layout" draw:type="curve" svg:x1="46cm" svg:y1="74.423cm" svg:x2="38.774cm" svg:y2="78.222cm" draw:start-shape="id45" draw:start-glue-point="3" draw:end-shape="id54" draw:end-glue-point="0" svg:d="m46000 74423c-4818 0-7226 1266-7226 3799">
          <text:p/>
        </draw:connector>
        <draw:connector draw:style-name="gr4" draw:text-style-name="P2" draw:layer="layout" draw:type="curve" svg:x1="46cm" svg:y1="74.423cm" svg:x2="25.182cm" svg:y2="50.206cm" draw:start-shape="id45" draw:start-glue-point="3" draw:end-shape="id55" draw:end-glue-point="2" svg:d="m46000 74423c-13879 0-20818-8072-20818-24217">
          <text:p/>
        </draw:connector>
        <draw:connector draw:style-name="gr4" draw:text-style-name="P2" draw:layer="layout" draw:type="curve" svg:x1="25.182cm" svg:y1="46.5cm" svg:x2="49cm" svg:y2="15.658cm" draw:start-shape="id55" draw:start-glue-point="0" draw:end-shape="id5" draw:end-glue-point="3" svg:d="m25182 46500c0-20562 7939-30842 23818-30842">
          <text:p/>
        </draw:connector>
        <draw:connector draw:style-name="gr4" draw:text-style-name="P2" draw:layer="layout" draw:type="curve" svg:x1="15.597cm" svg:y1="54.5cm" svg:x2="46cm" svg:y2="74.423cm" draw:start-shape="id19" draw:start-glue-point="2" draw:end-shape="id45" draw:end-glue-point="3" svg:d="m15597 54500c0 13282 10134 19923 30403 19923">
          <text:p/>
        </draw:connector>
        <draw:connector draw:style-name="gr4" draw:text-style-name="P2" draw:layer="layout" draw:type="curve" svg:x1="46cm" svg:y1="74.423cm" svg:x2="18.533cm" svg:y2="50cm" draw:start-shape="id45" draw:start-glue-point="3" draw:end-shape="id56" draw:end-glue-point="2" svg:d="m46000 74423c-18312 0-27467-8141-27467-24423">
          <text:p/>
        </draw:connector>
        <draw:connector draw:style-name="gr4" draw:text-style-name="P2" draw:layer="layout" draw:type="curve" svg:x1="49cm" svg:y1="15.658cm" svg:x2="18.533cm" svg:y2="46.294cm" draw:start-shape="id5" draw:start-glue-point="3" draw:end-shape="id56" draw:end-glue-point="0" svg:d="m49000 15658c-20312 0-30467 10212-30467 30636">
          <text:p/>
        </draw:connector>
        <draw:connector draw:style-name="gr4" draw:text-style-name="P2" draw:layer="layout" draw:type="curve" svg:x1="18.533cm" svg:y1="50cm" svg:x2="34.674cm" svg:y2="63.158cm" draw:start-shape="id56" draw:start-glue-point="2" draw:end-shape="id7" draw:end-glue-point="3" svg:d="m18533 50000c0 8772 5380 13158 16141 13158">
          <text:p/>
        </draw:connector>
        <draw:connector draw:style-name="gr4" draw:text-style-name="P2" draw:layer="layout" draw:type="curve" svg:x1="31.682cm" svg:y1="47.683cm" svg:x2="49cm" svg:y2="15.658cm" draw:start-shape="id57" draw:start-glue-point="0" draw:end-shape="id5" draw:end-glue-point="3" svg:d="m31682 47683c0-21350 5772-32025 17318-32025">
          <text:p/>
        </draw:connector>
        <draw:connector draw:style-name="gr4" draw:text-style-name="P2" draw:layer="layout" draw:type="curve" svg:x1="31.682cm" svg:y1="51cm" svg:x2="36.087cm" svg:y2="61.5cm" draw:start-shape="id57" draw:start-glue-point="2" draw:end-shape="id7" svg:d="m31682 51000c0 7875 4405 2625 4405 10500">
          <text:p/>
        </draw:connector>
        <draw:connector draw:style-name="gr4" draw:text-style-name="P2" draw:layer="layout" draw:type="curve" svg:x1="53.137cm" svg:y1="45.5cm" svg:x2="50.466cm" svg:y2="17.317cm" draw:start-shape="id58" draw:start-glue-point="0" draw:end-shape="id5" draw:end-glue-point="2" svg:d="m53137 45500c0-21136-2671-7045-2671-28183">
          <text:p/>
        </draw:connector>
        <draw:connector draw:style-name="gr4" draw:text-style-name="P2" draw:layer="layout" draw:type="curve" svg:x1="57.649cm" svg:y1="45.683cm" svg:x2="50.466cm" svg:y2="17.317cm" draw:start-shape="id59" draw:start-glue-point="0" draw:end-shape="id5" draw:end-glue-point="2" svg:d="m57649 45683c0-21274-7183-7092-7183-28366">
          <text:p/>
        </draw:connector>
        <draw:connector draw:style-name="gr4" draw:text-style-name="P2" draw:layer="layout" draw:type="curve" svg:x1="53.137cm" svg:y1="49.206cm" svg:x2="47.633cm" svg:y2="66.346cm" draw:start-shape="id58" draw:start-glue-point="2" draw:end-shape="id45" draw:end-glue-point="0" svg:d="m53137 49206c0 12855-5504 4285-5504 17140">
          <text:p/>
        </draw:connector>
        <draw:connector draw:style-name="gr4" draw:text-style-name="P2" draw:layer="layout" draw:type="curve" svg:x1="57.649cm" svg:y1="49cm" svg:x2="47.633cm" svg:y2="66.346cm" draw:start-shape="id59" draw:start-glue-point="2" draw:end-shape="id45" draw:end-glue-point="0" svg:d="m57649 49000c0 13009-10016 4337-10016 17346">
          <text:p/>
        </draw:connector>
        <draw:connector draw:style-name="gr4" draw:text-style-name="P2" draw:layer="layout" draw:type="curve" svg:x1="34.674cm" svg:y1="63.158cm" svg:x2="28.64cm" svg:y2="54.5cm" draw:start-shape="id7" draw:start-glue-point="3" draw:end-shape="id60" draw:end-glue-point="2" svg:d="m34674 63158c-4023 0-6034-2886-6034-8658">
          <text:p/>
        </draw:connector>
        <draw:connector draw:style-name="gr4" draw:text-style-name="P2" draw:layer="layout" draw:type="curve" svg:x1="28.64cm" svg:y1="52.35cm" svg:x2="49cm" svg:y2="15.658cm" draw:start-shape="id60" draw:start-glue-point="0" draw:end-shape="id5" draw:end-glue-point="3" svg:d="m28640 52350c0-24462 6786-36692 20360-36692">
          <text:p/>
        </draw:connector>
        <draw:connector draw:style-name="gr4" draw:text-style-name="P2" draw:layer="layout" draw:type="curve" svg:x1="55.616cm" svg:y1="71.351cm" svg:x2="49.266cm" svg:y2="74.423cm" draw:start-shape="id61" draw:start-glue-point="2" draw:end-shape="id45" draw:end-glue-point="1" svg:d="m55616 71351c0 2048-2116 3072-6350 3072">
          <text:p/>
        </draw:connector>
        <draw:connector draw:style-name="gr4" draw:text-style-name="P2" draw:layer="layout" draw:type="curve" svg:x1="51.932cm" svg:y1="7.531cm" svg:x2="115.534cm" svg:y2="41.5cm" draw:start-shape="id16" draw:start-glue-point="1" draw:end-shape="id52" draw:end-glue-point="0" svg:d="m51932 7531c42402 0 63602 11323 63602 33969">
          <text:p/>
        </draw:connector>
        <draw:connector draw:style-name="gr4" draw:text-style-name="P2" draw:layer="layout" draw:type="curve" svg:x1="63.329cm" svg:y1="48.5cm" svg:x2="47.633cm" svg:y2="66.346cm" draw:start-shape="id10" draw:start-glue-point="2" draw:end-shape="id45" draw:end-glue-point="0" svg:d="m63329 48500c0 13384-15696 4462-15696 17846">
          <text:p/>
        </draw:connector>
        <draw:connector draw:style-name="gr4" draw:text-style-name="P2" draw:layer="layout" draw:type="curve" svg:x1="25.182cm" svg:y1="50.206cm" svg:x2="34.674cm" svg:y2="63.158cm" draw:start-shape="id55" draw:start-glue-point="2" draw:end-shape="id7" draw:end-glue-point="3" svg:d="m25182 50206c0 8635 3164 12952 9492 12952">
          <text:p/>
        </draw:connector>
        <draw:connector draw:style-name="gr4" draw:text-style-name="P2" draw:layer="layout" draw:type="curve" svg:x1="3.427cm" svg:y1="52.761cm" svg:x2="46cm" svg:y2="74.423cm" draw:start-shape="id17" draw:start-glue-point="2" draw:end-shape="id45" draw:end-glue-point="3" svg:d="m3427 52761c0 14442 14191 21662 42573 21662">
          <text:p/>
        </draw:connector>
        <draw:connector draw:style-name="gr4" draw:text-style-name="P2" draw:layer="layout" draw:type="curve" svg:x1="79.127cm" svg:y1="42.151cm" svg:x2="72cm" svg:y2="66cm" draw:start-shape="id42" draw:start-glue-point="2" draw:end-shape="id62" draw:end-glue-point="1" svg:d="m79127 42151c0 15900-2375 23849-7127 23849">
          <text:p/>
        </draw:connector>
        <draw:connector draw:style-name="gr4" draw:text-style-name="P2" draw:layer="layout" draw:type="curve" svg:x1="49.266cm" svg:y1="74.423cm" svg:x2="68.857cm" svg:y2="67.5cm" draw:start-shape="id45" draw:start-glue-point="1" draw:end-shape="id62" draw:end-glue-point="2" svg:d="m49266 74423c13061 0 19591-2307 19591-6923">
          <text:p/>
        </draw:connector>
        <draw:connector draw:style-name="gr4" draw:text-style-name="P2" draw:layer="layout" draw:type="curve" svg:x1="10.726cm" svg:y1="60.039cm" svg:x2="46cm" svg:y2="74.423cm" draw:start-shape="id1" draw:start-glue-point="2" draw:end-shape="id45" draw:end-glue-point="3" svg:d="m10726 60039c0 9590 11758 14384 35274 14384">
          <text:p/>
        </draw:connector>
        <draw:connector draw:style-name="gr4" draw:text-style-name="P2" draw:layer="layout" draw:type="curve" svg:x1="83.855cm" svg:y1="43.7cm" svg:x2="51.932cm" svg:y2="15.658cm" draw:start-shape="id28" draw:start-glue-point="0" draw:end-shape="id5" draw:end-glue-point="1" svg:d="m83855 43700c0-18695-10641-28042-31923-28042">
          <text:p/>
        </draw:connector>
        <draw:connector draw:style-name="gr4" draw:text-style-name="P2" draw:layer="layout" draw:type="curve" svg:x1="115.634cm" svg:y1="71.947cm" svg:x2="115.534cm" svg:y2="44.817cm" draw:start-shape="id63" draw:start-glue-point="1" draw:end-shape="id52" draw:end-glue-point="2" svg:d="m115634 71947c751 0 626-7149 414-9119s-514 1238-514-18011">
          <text:p/>
        </draw:connector>
        <draw:connector draw:style-name="gr4" draw:text-style-name="P2" draw:layer="layout" draw:type="curve" svg:x1="95.942cm" svg:y1="44.061cm" svg:x2="51.932cm" svg:y2="15.658cm" draw:start-shape="id31" draw:start-glue-point="0" draw:end-shape="id5" draw:end-glue-point="1" svg:d="m95942 44061c0-18936-14670-28403-44010-28403">
          <text:p/>
        </draw:connector>
        <draw:connector draw:style-name="gr4" draw:text-style-name="P2" draw:layer="layout" draw:type="curve" svg:x1="37.293cm" svg:y1="37.5cm" svg:x2="36.087cm" svg:y2="61.5cm" draw:start-shape="id37" draw:start-glue-point="2" draw:end-shape="id7" draw:end-glue-point="0" svg:d="m37293 37500c0 18000-1206 6000-1206 24000">
          <text:p/>
        </draw:connector>
        <draw:connector draw:style-name="gr4" draw:text-style-name="P2" draw:layer="layout" draw:type="curve" svg:x1="112.073cm" svg:y1="49.6cm" svg:x2="49.266cm" svg:y2="74.423cm" draw:start-shape="id24" draw:start-glue-point="2" draw:end-shape="id45" draw:end-glue-point="1" svg:d="m112073 49600c0 16549-20935 24823-62807 24823">
          <text:p/>
        </draw:connector>
        <draw:connector draw:style-name="gr4" draw:text-style-name="P2" draw:layer="layout" draw:type="curve" svg:x1="106.304cm" svg:y1="40.1cm" svg:x2="51.932cm" svg:y2="15.658cm" draw:start-shape="id22" draw:start-glue-point="0" draw:end-shape="id5" draw:end-glue-point="1" svg:d="m106304 40100c0-16295-18124-24442-54372-24442">
          <text:p/>
        </draw:connector>
        <draw:connector draw:style-name="gr4" draw:text-style-name="P2" draw:layer="layout" draw:type="curve" svg:x1="106.304cm" svg:y1="40.1cm" svg:x2="51.932cm" svg:y2="7.531cm" draw:start-shape="id22" draw:start-glue-point="0" draw:end-shape="id16" draw:end-glue-point="1" svg:d="m106304 40100c0-21713-18124-32569-54372-32569">
          <text:p/>
        </draw:connector>
        <draw:connector draw:style-name="gr4" draw:text-style-name="P2" draw:layer="layout" draw:type="curve" svg:x1="51.932cm" svg:y1="7.531cm" svg:x2="53.074cm" svg:y2="10.472cm" draw:start-shape="id16" draw:end-shape="id64" draw:end-glue-point="0" svg:d="m51932 7531c762 0 1142 980 1142 2941">
          <text:p/>
        </draw:connector>
        <draw:connector draw:style-name="gr4" draw:text-style-name="P2" draw:layer="layout" draw:type="curve" svg:x1="51.932cm" svg:y1="15.658cm" svg:x2="53.074cm" svg:y2="13.4cm" draw:start-shape="id5" draw:start-glue-point="1" draw:end-shape="id64" draw:end-glue-point="2" svg:d="m51932 15658c762 0 1142-752 1142-2258">
          <text:p/>
        </draw:connector>
        <draw:connector draw:style-name="gr4" draw:text-style-name="P2" draw:layer="layout" draw:type="curve" svg:x1="73.363cm" svg:y1="59.5cm" svg:x2="72cm" svg:y2="62.147cm" draw:start-shape="id65" draw:start-glue-point="2" draw:end-shape="id66" draw:end-glue-point="1" svg:d="m73363 59500c0 1765-454 2647-1363 2647">
          <text:p/>
        </draw:connector>
        <draw:connector draw:style-name="gr4" draw:text-style-name="P2" draw:layer="layout" draw:type="curve" svg:x1="76.338cm" svg:y1="45.961cm" svg:x2="50.466cm" svg:y2="17.317cm" draw:start-shape="id67" draw:start-glue-point="0" draw:end-shape="id5" draw:end-glue-point="2" svg:d="m76338 45961c0-21483-25872-7161-25872-28644">
          <text:p/>
        </draw:connector>
        <draw:connector draw:style-name="gr4" draw:text-style-name="P2" draw:layer="layout" draw:type="curve" svg:x1="76.338cm" svg:y1="48.5cm" svg:x2="47.633cm" svg:y2="66.346cm" draw:start-shape="id67" draw:start-glue-point="2" draw:end-shape="id45" draw:end-glue-point="0" svg:d="m76338 48500c0 13384-28705 4462-28705 17846">
          <text:p/>
        </draw:connector>
        <draw:connector draw:style-name="gr4" draw:text-style-name="P2" draw:layer="layout" draw:type="curve" svg:x1="99.763cm" svg:y1="38.5cm" svg:x2="49.266cm" svg:y2="74.423cm" draw:start-shape="id68" draw:start-glue-point="2" draw:end-shape="id45" draw:end-glue-point="1" svg:d="m99763 38500c0 23949-16832 35923-50497 35923">
          <text:p/>
        </draw:connector>
        <draw:connector draw:style-name="gr4" draw:text-style-name="P2" draw:layer="layout" draw:type="curve" svg:x1="99.763cm" svg:y1="34.016cm" svg:x2="51.932cm" svg:y2="15.658cm" draw:start-shape="id68" draw:start-glue-point="0" draw:end-shape="id5" draw:end-glue-point="1" svg:d="m99763 34016c0-12239-15943-18358-47831-18358">
          <text:p/>
        </draw:connector>
        <draw:connector draw:style-name="gr4" draw:text-style-name="P2" draw:layer="layout" draw:type="curve" svg:x1="99.763cm" svg:y1="34.016cm" svg:x2="51.932cm" svg:y2="7.531cm" draw:start-shape="id68" draw:start-glue-point="0" draw:end-shape="id16" draw:end-glue-point="1" svg:d="m99763 34016c0-17657-15943-26485-47831-26485">
          <text:p/>
        </draw:connector>
        <draw:connector draw:style-name="gr4" draw:text-style-name="P2" draw:layer="layout" draw:type="curve" svg:x1="98.5cm" svg:y1="36.258cm" svg:x2="86.526cm" svg:y2="48.2cm" draw:start-shape="id68" draw:start-glue-point="3" draw:end-shape="id29" draw:end-glue-point="0" svg:d="m98500 36258c-7983 0-11974 3980-11974 11942">
          <text:p/>
        </draw:connector>
        <draw:connector draw:style-name="gr4" draw:text-style-name="P2" draw:layer="layout" draw:type="curve" svg:x1="99.763cm" svg:y1="38.5cm" svg:x2="101.097cm" svg:y2="47.6cm" draw:start-shape="id68" draw:start-glue-point="2" draw:end-shape="id20" draw:end-glue-point="0" svg:d="m99763 38500c0 6825 1334 2275 1334 9100">
          <text:p/>
        </draw:connector>
        <draw:connector draw:style-name="gr4" draw:text-style-name="P2" draw:layer="layout" draw:type="curve" svg:x1="79.127cm" svg:y1="42.151cm" svg:x2="76.226cm" svg:y2="57.841cm" draw:start-shape="id42" draw:start-glue-point="2" draw:end-shape="id65" draw:end-glue-point="1" svg:d="m79127 42151c0 10460-967 15690-2901 15690">
          <text:p/>
        </draw:connector>
        <draw:connector draw:style-name="gr4" draw:text-style-name="P2" draw:layer="layout" draw:type="curve" svg:x1="115.534cm" svg:y1="44.817cm" svg:x2="111cm" svg:y2="70.114cm" draw:start-shape="id52" draw:start-glue-point="2" draw:end-shape="id53" draw:end-glue-point="1" svg:d="m115534 44817c0 16865-1511 25297-4534 25297">
          <text:p/>
        </draw:connector>
        <draw:connector draw:style-name="gr4" draw:text-style-name="P2" draw:layer="layout" draw:type="curve" svg:x1="49.266cm" svg:y1="74.423cm" svg:x2="113.48cm" svg:y2="73.411cm" draw:start-shape="id45" draw:start-glue-point="1" draw:end-shape="id63" draw:end-glue-point="2" svg:d="m49266 74423c42810 0 64214-337 64214-1012">
          <text:p/>
        </draw:connector>
        <draw:connector draw:style-name="gr4" draw:text-style-name="P2" draw:layer="layout" draw:type="curve" svg:x1="101.026cm" svg:y1="36.258cm" svg:x2="115.534cm" svg:y2="41.5cm" draw:start-shape="id68" draw:start-glue-point="1" draw:end-shape="id52" draw:end-glue-point="0" svg:d="m101026 36258c9672 0 14508 1747 14508 5242">
          <text:p/>
        </draw:connector>
        <draw:connector draw:style-name="gr4" draw:text-style-name="P2" draw:layer="layout" draw:type="curve" svg:x1="10.5cm" svg:y1="55.23cm" svg:x2="11.939cm" svg:y2="49.873cm" draw:start-shape="id2" draw:start-glue-point="1" draw:end-shape="id25" draw:end-glue-point="2" svg:d="m10500 55230c960 0 1439-1785 1439-5357">
          <text:p/>
        </draw:connector>
        <draw:connector draw:style-name="gr4" draw:text-style-name="P2" draw:layer="layout" draw:type="curve" svg:x1="7.775cm" svg:y1="55.23cm" svg:x2="5.855cm" svg:y2="50cm" draw:start-shape="id2" draw:start-glue-point="3" draw:end-shape="id27" draw:end-glue-point="2" svg:d="m7775 55230c-1280 0-1920-1743-1920-5230">
          <text:p/>
        </draw:connector>
        <draw:connector draw:style-name="gr4" draw:text-style-name="P2" draw:layer="layout" draw:type="curve" svg:x1="11.939cm" svg:y1="45cm" svg:x2="49cm" svg:y2="15.658cm" draw:start-shape="id25" draw:start-glue-point="0" draw:end-shape="id5" draw:end-glue-point="3" svg:d="m11939 45000c0-19562 12353-29342 37061-29342">
          <text:p/>
        </draw:connector>
        <draw:connector draw:style-name="gr4" draw:text-style-name="P2" draw:layer="layout" draw:type="curve" svg:x1="5.855cm" svg:y1="45.127cm" svg:x2="49cm" svg:y2="15.658cm" draw:start-shape="id27" draw:start-glue-point="0" draw:end-shape="id5" draw:end-glue-point="3" svg:d="m5855 45127c0-19646 14381-29469 43145-29469">
          <text:p/>
        </draw:connector>
        <draw:connector draw:style-name="gr4" draw:text-style-name="P2" draw:layer="layout" draw:type="curve" svg:x1="5.855cm" svg:y1="45.127cm" svg:x2="49cm" svg:y2="7.531cm" draw:start-shape="id27" draw:start-glue-point="0" draw:end-shape="id16" draw:end-glue-point="3" svg:d="m5855 45127c0-25064 14381-37596 43145-37596">
          <text:p/>
        </draw:connector>
        <draw:connector draw:style-name="gr4" draw:text-style-name="P2" draw:layer="layout" draw:type="curve" svg:x1="11.939cm" svg:y1="45cm" svg:x2="49cm" svg:y2="7.531cm" draw:start-shape="id25" draw:start-glue-point="0" draw:end-shape="id16" draw:end-glue-point="3" svg:d="m11939 45000c0-24980 12353-37469 37061-37469">
          <text:p/>
        </draw:connector>
        <draw:frame draw:style-name="gr25" draw:text-style-name="P3" draw:layer="layout" svg:width="116.9cm" svg:height="4.036cm" svg:x="1cm" svg:y="1cm">
          <draw:text-box>
            <text:p text:style-name="P1"><text:span text:style-name="T3">SWAD database</text:span></text:p>
          </draw:text-box>
        </draw:frame>
        <draw:connector draw:style-name="gr4" draw:text-style-name="P2" draw:layer="layout" draw:type="curve" svg:x1="50.466cm" svg:y1="4.9cm" svg:x2="50.482cm" svg:y2="3.7cm" draw:start-shape="id16" draw:start-glue-point="0" draw:end-shape="id69" draw:end-glue-point="2" svg:d="m50466 4900c0-900 16-300 16-1200">
          <text:p/>
        </draw:connector>
        <draw:frame draw:style-name="gr26" draw:text-style-name="P1" xml:id="id33" draw:id="id33" draw:layer="layout" svg:width="7.026cm" svg:height="2.15cm" svg:x="89.127cm" svg:y="48.123cm">
          <draw:text-box>
            <text:p text:style-name="P1"><text:span text:style-name="T1">msg_content_deleted</text:span></text:p>
            <text:p text:style-name="P1"><text:span text:style-name="T2">MsgCod</text:span></text:p>
            <text:p text:style-name="P1"><text:span text:style-name="T2">Subject</text:span></text:p>
            <text:p text:style-name="P1"><text:span text:style-name="T2">Content</text:span></text:p>
          </draw:text-box>
        </draw:frame>
        <draw:frame draw:style-name="gr27" draw:text-style-name="P1" xml:id="id18" draw:id="id18" draw:layer="layout" svg:width="7.339cm" svg:height="7.596cm" svg:x="83.317cm" svg:y="29.625cm">
          <draw:text-box>
            <text:p text:style-name="P1"><text:span text:style-name="T1">exam_announcements</text:span></text:p>
            <text:p text:style-name="P1"><text:span text:style-name="T2">ExaCod</text:span></text:p>
            <text:p text:style-name="P1"><text:span text:style-name="T2">CrsCod</text:span></text:p>
            <text:p text:style-name="P1"><text:span text:style-name="T2">Status</text:span></text:p>
            <text:p text:style-name="P1"><text:span text:style-name="T2">NumNotif</text:span></text:p>
            <text:p text:style-name="P1"><text:span text:style-name="T2">CrsFullName</text:span></text:p>
            <text:p text:style-name="P1"><text:span text:style-name="T2">Year</text:span></text:p>
            <text:p text:style-name="P1"><text:span text:style-name="T2">ExamSession</text:span></text:p>
            <text:p text:style-name="P1"><text:span text:style-name="T2">CallDate</text:span></text:p>
            <text:p text:style-name="P1"><text:span text:style-name="T2">ExamDate</text:span></text:p>
            <text:p text:style-name="P1"><text:span text:style-name="T2">Duration</text:span></text:p>
            <text:p text:style-name="P1"><text:span text:style-name="T2">Place</text:span></text:p>
            <text:p text:style-name="P1"><text:span text:style-name="T2">ExamMode</text:span></text:p>
            <text:p text:style-name="P1"><text:span text:style-name="T2">Structure</text:span></text:p>
            <text:p text:style-name="P1"><text:span text:style-name="T2">DocRequired</text:span></text:p>
            <text:p text:style-name="P1"><text:span text:style-name="T2">MatRequired</text:span></text:p>
            <text:p text:style-name="P1"><text:span text:style-name="T2">MatAllowed</text:span></text:p>
            <text:p text:style-name="P1"><text:span text:style-name="T2">OtherInfo</text:span></text:p>
          </draw:text-box>
        </draw:frame>
        <draw:connector draw:style-name="gr4" draw:text-style-name="P2" draw:layer="layout" draw:type="curve" svg:x1="115.534cm" svg:y1="44.817cm" svg:x2="107.86cm" svg:y2="68.086cm" draw:start-shape="id52" draw:start-glue-point="2" draw:end-shape="id51" draw:end-glue-point="1" svg:d="m115534 44817c0 15513-2558 23269-7674 23269">
          <text:p/>
        </draw:connector>
        <draw:connector draw:style-name="gr4" draw:text-style-name="P2" draw:layer="layout" draw:type="curve" svg:x1="79.127cm" svg:y1="36.5cm" svg:x2="51.932cm" svg:y2="15.658cm" draw:start-shape="id42" draw:start-glue-point="0" draw:end-shape="id5" draw:end-glue-point="1" svg:d="m79127 36500c0-13895-9065-20842-27195-20842">
          <text:p/>
        </draw:connector>
        <draw:connector draw:style-name="gr4" draw:text-style-name="P2" draw:layer="layout" draw:type="curve" svg:x1="79.127cm" svg:y1="36.5cm" svg:x2="51.932cm" svg:y2="7.531cm" draw:start-shape="id42" draw:start-glue-point="0" draw:end-shape="id16" draw:end-glue-point="1" svg:d="m79127 36500c0-19313-9065-28969-27195-28969">
          <text:p/>
        </draw:connector>
        <draw:connector draw:style-name="gr4" draw:text-style-name="P2" draw:layer="layout" draw:type="curve" svg:x1="79.127cm" svg:y1="36.5cm" svg:x2="52.3cm" svg:y2="2.819cm" draw:start-shape="id42" draw:start-glue-point="0" draw:end-shape="id69" draw:end-glue-point="1" svg:d="m79127 36500c0-22454-8942-33681-26827-33681">
          <text:p/>
        </draw:connector>
        <draw:frame draw:style-name="gr28" draw:text-style-name="P1" xml:id="id74" draw:id="id74" draw:layer="layout" svg:width="2.877cm" svg:height="5.262cm" svg:x="42cm" svg:y="32.238cm">
          <draw:text-box>
            <text:p text:style-name="P1"><text:span text:style-name="T1">surveys</text:span></text:p>
            <text:p text:style-name="P1"><text:span text:style-name="T2">SvyCod</text:span></text:p>
            <text:p text:style-name="P1"><text:span text:style-name="T2">DegCod</text:span></text:p>
            <text:p text:style-name="P1"><text:span text:style-name="T2">CrsCod</text:span></text:p>
            <text:p text:style-name="P1"><text:span text:style-name="T2">Hidden</text:span></text:p>
            <text:p text:style-name="P1"><text:span text:style-name="T2">NumNotif</text:span></text:p>
            <text:p text:style-name="P1"><text:span text:style-name="T2">Roles</text:span></text:p>
            <text:p text:style-name="P1"><text:span text:style-name="T2">UsrCod</text:span></text:p>
            <text:p text:style-name="P1"><text:span text:style-name="T2">StartTime</text:span></text:p>
            <text:p text:style-name="P1"><text:span text:style-name="T2">EndTime</text:span></text:p>
            <text:p text:style-name="P1"><text:span text:style-name="T2">Title</text:span></text:p>
            <text:p text:style-name="P1"><text:span text:style-name="T2">Txt</text:span></text:p>
          </draw:text-box>
        </draw:frame>
        <draw:frame draw:style-name="gr29" draw:text-style-name="P1" xml:id="id71" draw:id="id71" draw:layer="layout" svg:width="4.443cm" svg:height="2.539cm" svg:x="44.557cm" svg:y="42.961cm">
          <draw:text-box>
            <text:p text:style-name="P1"><text:span text:style-name="T1">svy_answers</text:span></text:p>
            <text:p text:style-name="P1"><text:span text:style-name="T2">QstCod</text:span></text:p>
            <text:p text:style-name="P1"><text:span text:style-name="T2">AnsInd</text:span></text:p>
            <text:p text:style-name="P1"><text:span text:style-name="T2">NumUsrs</text:span></text:p>
            <text:p text:style-name="P1"><text:span text:style-name="T2">Answer</text:span></text:p>
          </draw:text-box>
        </draw:frame>
        <draw:frame draw:style-name="gr30" draw:text-style-name="P1" xml:id="id70" draw:id="id70" draw:layer="layout" svg:width="2.915cm" svg:height="1.761cm" svg:x="40.585cm" svg:y="47cm">
          <draw:text-box>
            <text:p text:style-name="P1"><text:span text:style-name="T1">svy_grp</text:span></text:p>
            <text:p text:style-name="P1"><text:span text:style-name="T2">SvyCod</text:span></text:p>
            <text:p text:style-name="P1"><text:span text:style-name="T2">GrpCod</text:span></text:p>
          </draw:text-box>
        </draw:frame>
        <draw:frame draw:style-name="gr29" draw:text-style-name="P1" xml:id="id72" draw:id="id72" draw:layer="layout" svg:width="4.892cm" svg:height="2.928cm" svg:x="44.5cm" svg:y="39.072cm">
          <draw:text-box>
            <text:p text:style-name="P1"><text:span text:style-name="T1">svy_questions</text:span></text:p>
            <text:p text:style-name="P1"><text:span text:style-name="T2">QstCod</text:span></text:p>
            <text:p text:style-name="P1"><text:span text:style-name="T2">SvyCod</text:span></text:p>
            <text:p text:style-name="P1"><text:span text:style-name="T2">QstInd</text:span></text:p>
            <text:p text:style-name="P1"><text:span text:style-name="T2">AnsType</text:span></text:p>
            <text:p text:style-name="P1"><text:span text:style-name="T2">Stem</text:span></text:p>
          </draw:text-box>
        </draw:frame>
        <draw:frame draw:style-name="gr29" draw:text-style-name="P1" xml:id="id73" draw:id="id73" draw:layer="layout" svg:width="3.58cm" svg:height="1.761cm" svg:x="42cm" svg:y="55.5cm">
          <draw:text-box>
            <text:p text:style-name="P1"><text:span text:style-name="T1">svy_users</text:span></text:p>
            <text:p text:style-name="P1"><text:span text:style-name="T2">SvyCod</text:span></text:p>
            <text:p text:style-name="P1"><text:span text:style-name="T2">UsrCod</text:span></text:p>
          </draw:text-box>
        </draw:frame>
        <draw:connector draw:style-name="gr4" draw:text-style-name="P2" draw:layer="layout" draw:type="curve" svg:x1="36.087cm" svg:y1="61.5cm" svg:x2="42.042cm" svg:y2="48.761cm" draw:start-shape="id7" draw:start-glue-point="0" draw:end-shape="id70" draw:end-glue-point="2" svg:d="m36087 61500c0-9553 5955-3184 5955-12739">
          <text:p/>
        </draw:connector>
        <draw:connector draw:style-name="gr4" draw:text-style-name="P2" draw:layer="layout" draw:type="curve" svg:x1="46.778cm" svg:y1="42.961cm" svg:x2="46.946cm" svg:y2="42cm" draw:start-shape="id71" draw:start-glue-point="0" draw:end-shape="id72" draw:end-glue-point="2" svg:d="m46778 42961c0-720 168-240 168-961">
          <text:p/>
        </draw:connector>
        <draw:connector draw:style-name="gr4" draw:text-style-name="P2" draw:layer="layout" draw:type="curve" svg:x1="43.79cm" svg:y1="55.5cm" svg:x2="43.438cm" svg:y2="37.5cm" draw:start-shape="id73" draw:start-glue-point="0" draw:end-shape="id74" svg:d="m43790 55500c0-13500-352-4500-352-18000">
          <text:p/>
        </draw:connector>
        <draw:connector draw:style-name="gr4" draw:text-style-name="P2" draw:layer="layout" draw:type="curve" svg:x1="46.946cm" svg:y1="39.072cm" svg:x2="43.438cm" svg:y2="37.5cm" draw:start-shape="id72" draw:start-glue-point="0" draw:end-shape="id74" draw:end-glue-point="2" svg:d="m46946 39072c0-1179-3508-393-3508-1572">
          <text:p/>
        </draw:connector>
        <draw:connector draw:style-name="gr4" draw:text-style-name="P2" draw:layer="layout" draw:type="curve" svg:x1="43.438cm" svg:y1="32.238cm" svg:x2="49cm" svg:y2="15.658cm" draw:start-shape="id74" draw:start-glue-point="0" draw:end-shape="id5" draw:end-glue-point="3" svg:d="m43438 32238c0-11054 1854-16580 5562-16580">
          <text:p/>
        </draw:connector>
        <draw:connector draw:style-name="gr4" draw:text-style-name="P2" draw:layer="layout" draw:type="curve" svg:x1="42.042cm" svg:y1="47cm" svg:x2="43.438cm" svg:y2="37.5cm" draw:start-shape="id70" draw:start-glue-point="0" draw:end-shape="id74" draw:end-glue-point="2" svg:d="m42042 47000c0-7125 1396-2375 1396-9500">
          <text:p/>
        </draw:connector>
        <draw:connector draw:style-name="gr4" draw:text-style-name="P2" draw:layer="layout" draw:type="curve" svg:x1="47.633cm" svg:y1="66.346cm" svg:x2="43.79cm" svg:y2="57.261cm" draw:start-shape="id45" draw:start-glue-point="0" draw:end-shape="id73" draw:end-glue-point="2" svg:d="m47633 66346c0-6813-3843-2271-3843-9085">
          <text:p/>
        </draw:connector>
        <draw:connector draw:style-name="gr4" draw:text-style-name="P2" draw:layer="layout" draw:type="curve" svg:x1="47.633cm" svg:y1="66.346cm" svg:x2="43.438cm" svg:y2="37.5cm" draw:start-shape="id45" draw:start-glue-point="0" draw:end-shape="id74" draw:end-glue-point="2" svg:d="m47633 66346c0-21634-4195-7212-4195-28846">
          <text:p/>
        </draw:connector>
        <draw:connector draw:style-name="gr4" draw:text-style-name="P2" draw:layer="layout" draw:type="curve" svg:x1="43.438cm" svg:y1="32.238cm" svg:x2="49cm" svg:y2="7.531cm" draw:start-shape="id74" draw:start-glue-point="0" draw:end-shape="id16" draw:end-glue-point="3" svg:d="m43438 32238c0-16472 1854-24707 5562-24707">
          <text:p/>
        </draw:connector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9cm" svg:height="4.2cm" svg:x="2.97cm" svg:y="4.147cm" draw:page-number="1"/>
      <draw:page-thumbnail draw:layer="backgroundobjects" svg:width="5.939cm" svg:height="4.2cm" svg:x="11.88cm" svg:y="4.147cm"/>
      <draw:page-thumbnail draw:layer="backgroundobjects" svg:width="5.939cm" svg:height="4.2cm" svg:x="20.79cm" svg:y="4.147cm"/>
      <draw:page-thumbnail draw:layer="backgroundobjects" svg:width="5.939cm" svg:height="4.2cm" svg:x="2.97cm" svg:y="12.652cm"/>
      <draw:page-thumbnail draw:layer="backgroundobjects" svg:width="5.939cm" svg:height="4.2cm" svg:x="11.88cm" svg:y="12.652cm"/>
      <draw:page-thumbnail draw:layer="backgroundobjects" svg:width="5.939cm" svg:height="4.2cm" svg:x="20.79cm" svg:y="12.652cm"/>
    </style:handout-master>
    <style:master-page style:name="Predeterminado" style:page-layout-name="PM1" draw:style-name="Mdp1">
      <draw:frame presentation:style-name="Predeterminado-title" draw:layer="backgroundobjects" svg:width="105.206cm" svg:height="13.706cm" svg:x="6.844cm" svg:y="4.271cm" presentation:class="title" presentation:placeholder="true">
        <draw:text-box/>
      </draw:frame>
      <draw:frame presentation:style-name="Predeterminado-outline1" draw:layer="backgroundobjects" svg:width="105.206cm" svg:height="54.182cm" svg:x="6.844cm" svg:y="20.211cm" presentation:class="outline" presentation:placeholder="true">
        <draw:text-box/>
      </draw:frame>
      <draw:frame presentation:style-name="Mpr1" draw:text-style-name="MP1" draw:layer="backgroundobjects" svg:width="27.233cm" svg:height="5.661cm" svg:x="6.844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4cm" svg:height="5.661cm" svg:x="40.978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3cm" svg:height="5.661cm" svg:x="84.813cm" svg:y="75.79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Antonio Cañas Vargas</meta:initial-creator>
    <meta:creation-date>2010-10-18T17:17:02</meta:creation-date>
    <dc:creator>Antonio Cañas Vargas</dc:creator>
    <dc:date>2011-06-30T23:42:07.89</dc:date>
    <meta:editing-cycles>48</meta:editing-cycles>
    <meta:editing-duration>P2DT11H17M57S</meta:editing-duration>
    <meta:document-statistic meta:object-count="231"/>
    <meta:user-defined meta:name="Información 1"/>
    <meta:user-defined meta:name="Información 2"/>
    <meta:user-defined meta:name="Información 3"/>
    <meta:user-defined meta:name="Información 4"/>
  </office:meta>
</office:document-meta>
</file>